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3972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</office:automatic-styles>
  <office:body>
    <office:spreadsheet>
      <table:calculation-settings table:automatic-find-labels="false" table:use-regular-expressions="false" table:use-wildcards="true"/>
      <table:table table:name="independence_delta_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2" table:default-cell-style-name="ce1"/>
        <table:table-row table:style-name="ro1">
          <table:table-cell/>
          <table:table-cell office:value-type="string" calcext:value-type="string">
            <text:p>AoE</text:p>
          </table:table-cell>
          <table:table-cell office:value-type="string" calcext:value-type="string">
            <text:p>Caster</text:p>
          </table:table-cell>
          <table:table-cell office:value-type="string" calcext:value-type="string">
            <text:p>Crowd-Control</text:p>
          </table:table-cell>
          <table:table-cell office:value-type="string" calcext:value-type="string">
            <text:p>DP-Recovery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Fast-Redeploy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Nuk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Specialist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upporter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Vanguard</text:p>
          </table:table-cell>
        </table:table-row>
        <table:table-row table:style-name="ro1">
          <table:table-cell office:value-type="string" calcext:value-type="string">
            <text:p>AoE</text:p>
          </table:table-cell>
          <table:table-cell office:value-type="float" office:value="-0.13556405145465" calcext:value-type="float">
            <text:p>-0.1355641</text:p>
          </table:table-cell>
          <table:table-cell office:value-type="float" office:value="0.00530449084512411" calcext:value-type="float">
            <text:p>0.0053045</text:p>
          </table:table-cell>
          <table:table-cell office:value-type="float" office:value="-0.000849589909485998" calcext:value-type="float">
            <text:p>-0.0008496</text:p>
          </table:table-cell>
          <table:table-cell office:value-type="float" office:value="0.00428425680851914" calcext:value-type="float">
            <text:p>0.0042843</text:p>
          </table:table-cell>
          <table:table-cell office:value-type="float" office:value="-0.00147225943716484" calcext:value-type="float">
            <text:p>-0.0014723</text:p>
          </table:table-cell>
          <table:table-cell office:value-type="float" office:value="0.00176997897809583" calcext:value-type="float">
            <text:p>0.0017700</text:p>
          </table:table-cell>
          <table:table-cell office:value-type="float" office:value="-0.00514110817022297" calcext:value-type="float">
            <text:p>-0.0051411</text:p>
          </table:table-cell>
          <table:table-cell office:value-type="float" office:value="-0.00184803958943749" calcext:value-type="float">
            <text:p>-0.0018480</text:p>
          </table:table-cell>
          <table:table-cell office:value-type="float" office:value="-0.00340017500099845" calcext:value-type="float">
            <text:p>-0.0034002</text:p>
          </table:table-cell>
          <table:table-cell office:value-type="float" office:value="0.0358116669752784" calcext:value-type="float">
            <text:p>0.0358117</text:p>
          </table:table-cell>
          <table:table-cell office:value-type="float" office:value="-0.00077879075036217" calcext:value-type="float">
            <text:p>-0.0007788</text:p>
          </table:table-cell>
          <table:table-cell office:value-type="float" office:value="0.00642820057583316" calcext:value-type="float">
            <text:p>0.0064282</text:p>
          </table:table-cell>
          <table:table-cell office:value-type="float" office:value="0.0283069561081521" calcext:value-type="float">
            <text:p>0.0283070</text:p>
          </table:table-cell>
          <table:table-cell office:value-type="float" office:value="0.000711622317347246" calcext:value-type="float">
            <text:p>0.0007116</text:p>
          </table:table-cell>
          <table:table-cell office:value-type="float" office:value="0.000824174826723596" calcext:value-type="float">
            <text:p>0.0008242</text:p>
          </table:table-cell>
          <table:table-cell office:value-type="float" office:value="-0.000688022597639302" calcext:value-type="float">
            <text:p>-0.0006880</text:p>
          </table:table-cell>
          <table:table-cell office:value-type="float" office:value="-0.000493778750812375" calcext:value-type="float">
            <text:p>-0.0004938</text:p>
          </table:table-cell>
          <table:table-cell office:value-type="float" office:value="-0.00250883174125994" calcext:value-type="float">
            <text:p>-0.0025088</text:p>
          </table:table-cell>
          <table:table-cell office:value-type="float" office:value="0.0149658530209457" calcext:value-type="float">
            <text:p>0.0149659</text:p>
          </table:table-cell>
          <table:table-cell office:value-type="float" office:value="0.0253787755013125" calcext:value-type="float">
            <text:p>0.0253788</text:p>
          </table:table-cell>
          <table:table-cell office:value-type="float" office:value="0.00121084715732299" calcext:value-type="float">
            <text:p>0.0012108</text:p>
          </table:table-cell>
          <table:table-cell office:value-type="float" office:value="0.00518286152047547" calcext:value-type="float">
            <text:p>0.0051829</text:p>
          </table:table-cell>
          <table:table-cell office:value-type="float" office:value="-0.000105291057158521" calcext:value-type="float">
            <text:p>-0.0001053</text:p>
          </table:table-cell>
          <table:table-cell office:value-type="float" office:value="-0.0023872024166113" calcext:value-type="float">
            <text:p>-0.0023872</text:p>
          </table:table-cell>
          <table:table-cell office:value-type="float" office:value="0.000922204431664284" calcext:value-type="float">
            <text:p>0.0009222</text:p>
          </table:table-cell>
          <table:table-cell office:value-type="float" office:value="0.0160096867772586" calcext:value-type="float">
            <text:p>0.0160097</text:p>
          </table:table-cell>
          <table:table-cell office:value-type="float" office:value="-0.000315873171475564" calcext:value-type="float">
            <text:p>-0.0003159</text:p>
          </table:table-cell>
          <table:table-cell office:value-type="float" office:value="0.00912946080086555" calcext:value-type="float">
            <text:p>0.0091295</text:p>
          </table:table-cell>
        </table:table-row>
        <table:table-row table:style-name="ro1">
          <table:table-cell office:value-type="string" calcext:value-type="string">
            <text:p>Caster</text:p>
          </table:table-cell>
          <table:table-cell office:value-type="float" office:value="0.00530449084512411" calcext:value-type="float">
            <text:p>0.0053045</text:p>
          </table:table-cell>
          <table:table-cell office:value-type="float" office:value="-0.233855068675184" calcext:value-type="float">
            <text:p>-0.2338551</text:p>
          </table:table-cell>
          <table:table-cell office:value-type="float" office:value="0.00129616922088248" calcext:value-type="float">
            <text:p>0.0012962</text:p>
          </table:table-cell>
          <table:table-cell office:value-type="float" office:value="0.0297156778384109" calcext:value-type="float">
            <text:p>0.0297157</text:p>
          </table:table-cell>
          <table:table-cell office:value-type="float" office:value="0.00811104212731504" calcext:value-type="float">
            <text:p>0.0081110</text:p>
          </table:table-cell>
          <table:table-cell office:value-type="float" office:value="0.00729231338975482" calcext:value-type="float">
            <text:p>0.0072923</text:p>
          </table:table-cell>
          <table:table-cell office:value-type="float" office:value="0.0125260050757551" calcext:value-type="float">
            <text:p>0.0125260</text:p>
          </table:table-cell>
          <table:table-cell office:value-type="float" office:value="0.0122173933564974" calcext:value-type="float">
            <text:p>0.0122174</text:p>
          </table:table-cell>
          <table:table-cell office:value-type="float" office:value="0.00373238643996413" calcext:value-type="float">
            <text:p>0.0037324</text:p>
          </table:table-cell>
          <table:table-cell office:value-type="float" office:value="0.0162202688915756" calcext:value-type="float">
            <text:p>0.0162203</text:p>
          </table:table-cell>
          <table:table-cell office:value-type="float" office:value="0.013931096079905" calcext:value-type="float">
            <text:p>0.0139311</text:p>
          </table:table-cell>
          <table:table-cell office:value-type="float" office:value="0.0149476993904011" calcext:value-type="float">
            <text:p>0.0149477</text:p>
          </table:table-cell>
          <table:table-cell office:value-type="float" office:value="0.019052235256529" calcext:value-type="float">
            <text:p>0.0190522</text:p>
          </table:table-cell>
          <table:table-cell office:value-type="float" office:value="0.000540978190228264" calcext:value-type="float">
            <text:p>0.0005410</text:p>
          </table:table-cell>
          <table:table-cell office:value-type="float" office:value="0.0196258899817375" calcext:value-type="float">
            <text:p>0.0196259</text:p>
          </table:table-cell>
          <table:table-cell office:value-type="float" office:value="0.0012870924056102" calcext:value-type="float">
            <text:p>0.0012871</text:p>
          </table:table-cell>
          <table:table-cell office:value-type="float" office:value="0.00211671332149717" calcext:value-type="float">
            <text:p>0.0021167</text:p>
          </table:table-cell>
          <table:table-cell office:value-type="float" office:value="0.00338565209656279" calcext:value-type="float">
            <text:p>0.0033857</text:p>
          </table:table-cell>
          <table:table-cell office:value-type="float" office:value="0.000185167031554634" calcext:value-type="float">
            <text:p>0.0001852</text:p>
          </table:table-cell>
          <table:table-cell office:value-type="float" office:value="0.0208421832282238" calcext:value-type="float">
            <text:p>0.0208422</text:p>
          </table:table-cell>
          <table:table-cell office:value-type="float" office:value="0.00773163124893348" calcext:value-type="float">
            <text:p>0.0077316</text:p>
          </table:table-cell>
          <table:table-cell office:value-type="float" office:value="0.0142760150602519" calcext:value-type="float">
            <text:p>0.0142760</text:p>
          </table:table-cell>
          <table:table-cell office:value-type="float" office:value="-0.0000744298852327476" calcext:value-type="float">
            <text:p>-0.0000744</text:p>
          </table:table-cell>
          <table:table-cell office:value-type="float" office:value="0.00222926583087352" calcext:value-type="float">
            <text:p>0.0022293</text:p>
          </table:table-cell>
          <table:table-cell office:value-type="float" office:value="0.00729049802670037" calcext:value-type="float">
            <text:p>0.0072905</text:p>
          </table:table-cell>
          <table:table-cell office:value-type="float" office:value="-0.00523187632294582" calcext:value-type="float">
            <text:p>-0.0052319</text:p>
          </table:table-cell>
          <table:table-cell office:value-type="float" office:value="0.00252698537180451" calcext:value-type="float">
            <text:p>0.0025270</text:p>
          </table:table-cell>
          <table:table-cell office:value-type="float" office:value="0.01148943277166" calcext:value-type="float">
            <text:p>0.0114894</text:p>
          </table:table-cell>
        </table:table-row>
        <table:table-row table:style-name="ro1">
          <table:table-cell office:value-type="string" calcext:value-type="string">
            <text:p>Crowd-Control</text:p>
          </table:table-cell>
          <table:table-cell office:value-type="float" office:value="-0.000849589909485998" calcext:value-type="float">
            <text:p>-0.0008496</text:p>
          </table:table-cell>
          <table:table-cell office:value-type="float" office:value="0.00129616922088248" calcext:value-type="float">
            <text:p>0.0012962</text:p>
          </table:table-cell>
          <table:table-cell office:value-type="float" office:value="-0.00492598764826978" calcext:value-type="float">
            <text:p>-0.0049260</text:p>
          </table:table-cell>
          <table:table-cell office:value-type="float" office:value="0.0019496999204871" calcext:value-type="float">
            <text:p>0.0019497</text:p>
          </table:table-cell>
          <table:table-cell office:value-type="float" office:value="0.000280473591913647" calcext:value-type="float">
            <text:p>0.0002805</text:p>
          </table:table-cell>
          <table:table-cell office:value-type="float" office:value="-0.00149495147534555" calcext:value-type="float">
            <text:p>-0.0014950</text:p>
          </table:table-cell>
          <table:table-cell office:value-type="float" office:value="0.000190613120718012" calcext:value-type="float">
            <text:p>0.0001906</text:p>
          </table:table-cell>
          <table:table-cell office:value-type="float" office:value="0.00120630874968685" calcext:value-type="float">
            <text:p>0.0012063</text:p>
          </table:table-cell>
          <table:table-cell office:value-type="float" office:value="0.000283196636495333" calcext:value-type="float">
            <text:p>0.0002832</text:p>
          </table:table-cell>
          <table:table-cell office:value-type="float" office:value="0.000400287553507826" calcext:value-type="float">
            <text:p>0.0004003</text:p>
          </table:table-cell>
          <table:table-cell office:value-type="float" office:value="0.00105381825311244" calcext:value-type="float">
            <text:p>0.0010538</text:p>
          </table:table-cell>
          <table:table-cell office:value-type="float" office:value="0.00136424533542463" calcext:value-type="float">
            <text:p>0.0013642</text:p>
          </table:table-cell>
          <table:table-cell office:value-type="float" office:value="0.000204228343626442" calcext:value-type="float">
            <text:p>0.0002042</text:p>
          </table:table-cell>
          <table:table-cell office:value-type="float" office:value="-0.00107832565434761" calcext:value-type="float">
            <text:p>-0.0010783</text:p>
          </table:table-cell>
          <table:table-cell office:value-type="float" office:value="0.00064263852127787" calcext:value-type="float">
            <text:p>0.0006426</text:p>
          </table:table-cell>
          <table:table-cell office:value-type="float" office:value="-0.00050376324761189" calcext:value-type="float">
            <text:p>-0.0005038</text:p>
          </table:table-cell>
          <table:table-cell office:value-type="float" office:value="-0.00216482044244028" calcext:value-type="float">
            <text:p>-0.0021648</text:p>
          </table:table-cell>
          <table:table-cell office:value-type="float" office:value="0.000125260050757551" calcext:value-type="float">
            <text:p>0.0001253</text:p>
          </table:table-cell>
          <table:table-cell office:value-type="float" office:value="0.000160659630319468" calcext:value-type="float">
            <text:p>0.0001607</text:p>
          </table:table-cell>
          <table:table-cell office:value-type="float" office:value="0.00019878225446307" calcext:value-type="float">
            <text:p>0.0001988</text:p>
          </table:table-cell>
          <table:table-cell office:value-type="float" office:value="-0.000294088814822076" calcext:value-type="float">
            <text:p>-0.0002941</text:p>
          </table:table-cell>
          <table:table-cell office:value-type="float" office:value="0.00187617771678158" calcext:value-type="float">
            <text:p>0.0018762</text:p>
          </table:table-cell>
          <table:table-cell office:value-type="float" office:value="0.0000136152229084295" calcext:value-type="float">
            <text:p>0.0000136</text:p>
          </table:table-cell>
          <table:table-cell office:value-type="float" office:value="0.0000953065603590062" calcext:value-type="float">
            <text:p>0.0000953</text:p>
          </table:table-cell>
          <table:table-cell office:value-type="float" office:value="0.00109466392183773" calcext:value-type="float">
            <text:p>0.0010947</text:p>
          </table:table-cell>
          <table:table-cell office:value-type="float" office:value="-0.000424794954742999" calcext:value-type="float">
            <text:p>-0.0004248</text:p>
          </table:table-cell>
          <table:table-cell office:value-type="float" office:value="-0.00105926434227581" calcext:value-type="float">
            <text:p>-0.0010593</text:p>
          </table:table-cell>
          <table:table-cell office:value-type="float" office:value="0.000313150126893878" calcext:value-type="float">
            <text:p>0.0003132</text:p>
          </table:table-cell>
        </table:table-row>
        <table:table-row table:style-name="ro1">
          <table:table-cell office:value-type="string" calcext:value-type="string">
            <text:p>DP-Recovery</text:p>
          </table:table-cell>
          <table:table-cell office:value-type="float" office:value="0.00428425680851914" calcext:value-type="float">
            <text:p>0.0042843</text:p>
          </table:table-cell>
          <table:table-cell office:value-type="float" office:value="0.0297156778384109" calcext:value-type="float">
            <text:p>0.0297157</text:p>
          </table:table-cell>
          <table:table-cell office:value-type="float" office:value="0.0019496999204871" calcext:value-type="float">
            <text:p>0.0019497</text:p>
          </table:table-cell>
          <table:table-cell office:value-type="float" office:value="-0.23872992359742" calcext:value-type="float">
            <text:p>-0.2387299</text:p>
          </table:table-cell>
          <table:table-cell office:value-type="float" office:value="-0.00323376672100655" calcext:value-type="float">
            <text:p>-0.0032338</text:p>
          </table:table-cell>
          <table:table-cell office:value-type="float" office:value="0.00519738442491114" calcext:value-type="float">
            <text:p>0.0051974</text:p>
          </table:table-cell>
          <table:table-cell office:value-type="float" office:value="0.0163255599487342" calcext:value-type="float">
            <text:p>0.0163256</text:p>
          </table:table-cell>
          <table:table-cell office:value-type="float" office:value="0.0101599818947791" calcext:value-type="float">
            <text:p>0.0101600</text:p>
          </table:table-cell>
          <table:table-cell office:value-type="float" office:value="0.0104286556268388" calcext:value-type="float">
            <text:p>0.0104287</text:p>
          </table:table-cell>
          <table:table-cell office:value-type="float" office:value="0.013204345737104" calcext:value-type="float">
            <text:p>0.0132043</text:p>
          </table:table-cell>
          <table:table-cell office:value-type="float" office:value="0.00352906577786491" calcext:value-type="float">
            <text:p>0.0035291</text:p>
          </table:table-cell>
          <table:table-cell office:value-type="float" office:value="0.0279807958793679" calcext:value-type="float">
            <text:p>0.0279808</text:p>
          </table:table-cell>
          <table:table-cell office:value-type="float" office:value="0.0207090566042303" calcext:value-type="float">
            <text:p>0.0207091</text:p>
          </table:table-cell>
          <table:table-cell office:value-type="float" office:value="0.00173306659598853" calcext:value-type="float">
            <text:p>0.0017331</text:p>
          </table:table-cell>
          <table:table-cell office:value-type="float" office:value="0.0159830614524599" calcext:value-type="float">
            <text:p>0.0159831</text:p>
          </table:table-cell>
          <table:table-cell office:value-type="float" office:value="0.00258265650547453" calcext:value-type="float">
            <text:p>0.0025827</text:p>
          </table:table-cell>
          <table:table-cell office:value-type="float" office:value="0.0000659581909786141" calcext:value-type="float">
            <text:p>0.0000660</text:p>
          </table:table-cell>
          <table:table-cell office:value-type="float" office:value="0.00281441785542691" calcext:value-type="float">
            <text:p>0.0028144</text:p>
          </table:table-cell>
          <table:table-cell office:value-type="float" office:value="-0.00341469790543411" calcext:value-type="float">
            <text:p>-0.0034147</text:p>
          </table:table-cell>
          <table:table-cell office:value-type="float" office:value="0.0175255149277304" calcext:value-type="float">
            <text:p>0.0175255</text:p>
          </table:table-cell>
          <table:table-cell office:value-type="float" office:value="0.0055120473543504" calcext:value-type="float">
            <text:p>0.0055120</text:p>
          </table:table-cell>
          <table:table-cell office:value-type="float" office:value="0.0144968842318775" calcext:value-type="float">
            <text:p>0.0144969</text:p>
          </table:table-cell>
          <table:table-cell office:value-type="float" office:value="-0.0000169433885082676" calcext:value-type="float">
            <text:p>-0.0000169</text:p>
          </table:table-cell>
          <table:table-cell office:value-type="float" office:value="0.00593200134094818" calcext:value-type="float">
            <text:p>0.0059320</text:p>
          </table:table-cell>
          <table:table-cell office:value-type="float" office:value="0.0158850318475192" calcext:value-type="float">
            <text:p>0.0158850</text:p>
          </table:table-cell>
          <table:table-cell office:value-type="float" office:value="0.00146983895309223" calcext:value-type="float">
            <text:p>0.0014698</text:p>
          </table:table-cell>
          <table:table-cell office:value-type="float" office:value="0.00269944486197795" calcext:value-type="float">
            <text:p>0.0026994</text:p>
          </table:table-cell>
          <table:table-cell office:value-type="float" office:value="0.0131783255333234" calcext:value-type="float">
            <text:p>0.0131783</text:p>
          </table:table-cell>
        </table:table-row>
        <table:table-row table:style-name="ro1">
          <table:table-cell office:value-type="string" calcext:value-type="string">
            <text:p>DPS</text:p>
          </table:table-cell>
          <table:table-cell office:value-type="float" office:value="-0.00147225943716484" calcext:value-type="float">
            <text:p>-0.0014723</text:p>
          </table:table-cell>
          <table:table-cell office:value-type="float" office:value="0.00811104212731504" calcext:value-type="float">
            <text:p>0.0081110</text:p>
          </table:table-cell>
          <table:table-cell office:value-type="float" office:value="0.000280473591913647" calcext:value-type="float">
            <text:p>0.0002805</text:p>
          </table:table-cell>
          <table:table-cell office:value-type="float" office:value="-0.00323376672100655" calcext:value-type="float">
            <text:p>-0.0032338</text:p>
          </table:table-cell>
          <table:table-cell office:value-type="float" office:value="-0.139621085320853" calcext:value-type="float">
            <text:p>-0.1396211</text:p>
          </table:table-cell>
          <table:table-cell office:value-type="float" office:value="-0.000240535604715588" calcext:value-type="float">
            <text:p>-0.0002405</text:p>
          </table:table-cell>
          <table:table-cell office:value-type="float" office:value="0.0387906777476428" calcext:value-type="float">
            <text:p>0.0387907</text:p>
          </table:table-cell>
          <table:table-cell office:value-type="float" office:value="0.039780353172831" calcext:value-type="float">
            <text:p>0.0397804</text:p>
          </table:table-cell>
          <table:table-cell office:value-type="float" office:value="0.00244650427639024" calcext:value-type="float">
            <text:p>0.0024465</text:p>
          </table:table-cell>
          <table:table-cell office:value-type="float" office:value="-0.0113094092687597" calcext:value-type="float">
            <text:p>-0.0113094</text:p>
          </table:table-cell>
          <table:table-cell office:value-type="float" office:value="-0.0110419457787363" calcext:value-type="float">
            <text:p>-0.0110419</text:p>
          </table:table-cell>
          <table:table-cell office:value-type="float" office:value="0.00436746094851509" calcext:value-type="float">
            <text:p>0.0043675</text:p>
          </table:table-cell>
          <table:table-cell office:value-type="float" office:value="0.00239839715544711" calcext:value-type="float">
            <text:p>0.0023984</text:p>
          </table:table-cell>
          <table:table-cell office:value-type="float" office:value="0.000188192636645403" calcext:value-type="float">
            <text:p>0.0001882</text:p>
          </table:table-cell>
          <table:table-cell office:value-type="float" office:value="0.0112050258931284" calcext:value-type="float">
            <text:p>0.0112050</text:p>
          </table:table-cell>
          <table:table-cell office:value-type="float" office:value="0.0010187212340596" calcext:value-type="float">
            <text:p>0.0010187</text:p>
          </table:table-cell>
          <table:table-cell office:value-type="float" office:value="-0.000450512598014477" calcext:value-type="float">
            <text:p>-0.0004505</text:p>
          </table:table-cell>
          <table:table-cell office:value-type="float" office:value="0.00369486893683868" calcext:value-type="float">
            <text:p>0.0036949</text:p>
          </table:table-cell>
          <table:table-cell office:value-type="float" office:value="0.0174846692590051" calcext:value-type="float">
            <text:p>0.0174847</text:p>
          </table:table-cell>
          <table:table-cell office:value-type="float" office:value="-0.00988737487610147" calcext:value-type="float">
            <text:p>-0.0098874</text:p>
          </table:table-cell>
          <table:table-cell office:value-type="float" office:value="0.00427396975121054" calcext:value-type="float">
            <text:p>0.0042740</text:p>
          </table:table-cell>
          <table:table-cell office:value-type="float" office:value="0.00197541756375858" calcext:value-type="float">
            <text:p>0.0019754</text:p>
          </table:table-cell>
          <table:table-cell office:value-type="float" office:value="-0.0000886502291593296" calcext:value-type="float">
            <text:p>-0.0000887</text:p>
          </table:table-cell>
          <table:table-cell office:value-type="float" office:value="0.00102961341238634" calcext:value-type="float">
            <text:p>0.0010296</text:p>
          </table:table-cell>
          <table:table-cell office:value-type="float" office:value="0.0507872019325145" calcext:value-type="float">
            <text:p>0.0507872</text:p>
          </table:table-cell>
          <table:table-cell office:value-type="float" office:value="-0.010667678429009" calcext:value-type="float">
            <text:p>-0.0106677</text:p>
          </table:table-cell>
          <table:table-cell office:value-type="float" office:value="0.000284104318022561" calcext:value-type="float">
            <text:p>0.0002841</text:p>
          </table:table-cell>
          <table:table-cell office:value-type="float" office:value="0.000527968088337993" calcext:value-type="float">
            <text:p>0.0005280</text:p>
          </table:table-cell>
        </table:table-row>
        <table:table-row table:style-name="ro1">
          <table:table-cell office:value-type="string" calcext:value-type="string">
            <text:p>Debuff</text:p>
          </table:table-cell>
          <table:table-cell office:value-type="float" office:value="0.00176997897809583" calcext:value-type="float">
            <text:p>0.0017700</text:p>
          </table:table-cell>
          <table:table-cell office:value-type="float" office:value="0.00729231338975482" calcext:value-type="float">
            <text:p>0.0072923</text:p>
          </table:table-cell>
          <table:table-cell office:value-type="float" office:value="-0.00149495147534555" calcext:value-type="float">
            <text:p>-0.0014950</text:p>
          </table:table-cell>
          <table:table-cell office:value-type="float" office:value="0.00519738442491114" calcext:value-type="float">
            <text:p>0.0051974</text:p>
          </table:table-cell>
          <table:table-cell office:value-type="float" office:value="-0.000240535604715588" calcext:value-type="float">
            <text:p>-0.0002405</text:p>
          </table:table-cell>
          <table:table-cell office:value-type="float" office:value="-0.0303701162195427" calcext:value-type="float">
            <text:p>-0.0303701</text:p>
          </table:table-cell>
          <table:table-cell office:value-type="float" office:value="0.00212397477371499" calcext:value-type="float">
            <text:p>0.0021240</text:p>
          </table:table-cell>
          <table:table-cell office:value-type="float" office:value="0.00488968038718063" calcext:value-type="float">
            <text:p>0.0048897</text:p>
          </table:table-cell>
          <table:table-cell office:value-type="float" office:value="-0.00425702636270228" calcext:value-type="float">
            <text:p>-0.0042570</text:p>
          </table:table-cell>
          <table:table-cell office:value-type="float" office:value="0.00125169282604828" calcext:value-type="float">
            <text:p>0.0012517</text:p>
          </table:table-cell>
          <table:table-cell office:value-type="float" office:value="-0.00212669781829668" calcext:value-type="float">
            <text:p>-0.0021267</text:p>
          </table:table-cell>
          <table:table-cell office:value-type="float" office:value="0.00717340710968787" calcext:value-type="float">
            <text:p>0.0071734</text:p>
          </table:table-cell>
          <table:table-cell office:value-type="float" office:value="0.00331031452980281" calcext:value-type="float">
            <text:p>0.0033103</text:p>
          </table:table-cell>
          <table:table-cell office:value-type="float" office:value="-0.000412087413361798" calcext:value-type="float">
            <text:p>-0.0004121</text:p>
          </table:table-cell>
          <table:table-cell office:value-type="float" office:value="0.000586362266589695" calcext:value-type="float">
            <text:p>0.0005864</text:p>
          </table:table-cell>
          <table:table-cell office:value-type="float" office:value="-0.000806928877706253" calcext:value-type="float">
            <text:p>-0.0008069</text:p>
          </table:table-cell>
          <table:table-cell office:value-type="float" office:value="0.000224197337225472" calcext:value-type="float">
            <text:p>0.0002242</text:p>
          </table:table-cell>
          <table:table-cell office:value-type="float" office:value="-0.00305707138370603" calcext:value-type="float">
            <text:p>-0.0030571</text:p>
          </table:table-cell>
          <table:table-cell office:value-type="float" office:value="-0.00154941236697927" calcext:value-type="float">
            <text:p>-0.0015494</text:p>
          </table:table-cell>
          <table:table-cell office:value-type="float" office:value="-0.00112461741223627" calcext:value-type="float">
            <text:p>-0.0011246</text:p>
          </table:table-cell>
          <table:table-cell office:value-type="float" office:value="-0.00442948585287572" calcext:value-type="float">
            <text:p>-0.0044295</text:p>
          </table:table-cell>
          <table:table-cell office:value-type="float" office:value="0.0085821288399467" calcext:value-type="float">
            <text:p>0.0085821</text:p>
          </table:table-cell>
          <table:table-cell office:value-type="float" office:value="0.0000862297450867199" calcext:value-type="float">
            <text:p>0.0000862</text:p>
          </table:table-cell>
          <table:table-cell office:value-type="float" office:value="-0.00104655680089461" calcext:value-type="float">
            <text:p>-0.0010466</text:p>
          </table:table-cell>
          <table:table-cell office:value-type="float" office:value="0.00876638818997411" calcext:value-type="float">
            <text:p>0.0087664</text:p>
          </table:table-cell>
          <table:table-cell office:value-type="float" office:value="-0.00287371971520584" calcext:value-type="float">
            <text:p>-0.0028737</text:p>
          </table:table-cell>
          <table:table-cell office:value-type="float" office:value="-0.00029136577024039" calcext:value-type="float">
            <text:p>-0.0002914</text:p>
          </table:table-cell>
          <table:table-cell office:value-type="float" office:value="0.00253333914249511" calcext:value-type="float">
            <text:p>0.0025333</text:p>
          </table:table-cell>
        </table:table-row>
        <table:table-row table:style-name="ro1">
          <table:table-cell office:value-type="string" calcext:value-type="string">
            <text:p>Defender</text:p>
          </table:table-cell>
          <table:table-cell office:value-type="float" office:value="-0.00514110817022297" calcext:value-type="float">
            <text:p>-0.0051411</text:p>
          </table:table-cell>
          <table:table-cell office:value-type="float" office:value="0.0125260050757551" calcext:value-type="float">
            <text:p>0.0125260</text:p>
          </table:table-cell>
          <table:table-cell office:value-type="float" office:value="0.000190613120718012" calcext:value-type="float">
            <text:p>0.0001906</text:p>
          </table:table-cell>
          <table:table-cell office:value-type="float" office:value="0.0163255599487342" calcext:value-type="float">
            <text:p>0.0163256</text:p>
          </table:table-cell>
          <table:table-cell office:value-type="float" office:value="0.0387906777476428" calcext:value-type="float">
            <text:p>0.0387907</text:p>
          </table:table-cell>
          <table:table-cell office:value-type="float" office:value="0.00212397477371499" calcext:value-type="float">
            <text:p>0.0021240</text:p>
          </table:table-cell>
          <table:table-cell office:value-type="float" office:value="-0.192747987670054" calcext:value-type="float">
            <text:p>-0.1927480</text:p>
          </table:table-cell>
          <table:table-cell office:value-type="float" office:value="-0.0299770901182528" calcext:value-type="float">
            <text:p>-0.0299771</text:p>
          </table:table-cell>
          <table:table-cell office:value-type="float" office:value="0.00336386773990931" calcext:value-type="float">
            <text:p>0.0033639</text:p>
          </table:table-cell>
          <table:table-cell office:value-type="float" office:value="0.0163146677704074" calcext:value-type="float">
            <text:p>0.0163147</text:p>
          </table:table-cell>
          <table:table-cell office:value-type="float" office:value="0.0362491694714026" calcext:value-type="float">
            <text:p>0.0362492</text:p>
          </table:table-cell>
          <table:table-cell office:value-type="float" office:value="0.0177615121248098" calcext:value-type="float">
            <text:p>0.0177615</text:p>
          </table:table-cell>
          <table:table-cell office:value-type="float" office:value="-0.0050122173933565" calcext:value-type="float">
            <text:p>-0.0050122</text:p>
          </table:table-cell>
          <table:table-cell office:value-type="float" office:value="-0.000502855566084661" calcext:value-type="float">
            <text:p>-0.0005029</text:p>
          </table:table-cell>
          <table:table-cell office:value-type="float" office:value="0.00542612016977276" calcext:value-type="float">
            <text:p>0.0054261</text:p>
          </table:table-cell>
          <table:table-cell office:value-type="float" office:value="0.001337922571135" calcext:value-type="float">
            <text:p>0.0013379</text:p>
          </table:table-cell>
          <table:table-cell office:value-type="float" office:value="0.000764267845926507" calcext:value-type="float">
            <text:p>0.0007643</text:p>
          </table:table-cell>
          <table:table-cell office:value-type="float" office:value="0.00604697433439714" calcext:value-type="float">
            <text:p>0.0060470</text:p>
          </table:table-cell>
          <table:table-cell office:value-type="float" office:value="0.00387761548432071" calcext:value-type="float">
            <text:p>0.0038776</text:p>
          </table:table-cell>
          <table:table-cell office:value-type="float" office:value="0.00460194534304916" calcext:value-type="float">
            <text:p>0.0046019</text:p>
          </table:table-cell>
          <table:table-cell office:value-type="float" office:value="-0.000820544100614684" calcext:value-type="float">
            <text:p>-0.0008205</text:p>
          </table:table-cell>
          <table:table-cell office:value-type="float" office:value="0.0113532805425757" calcext:value-type="float">
            <text:p>0.0113533</text:p>
          </table:table-cell>
          <table:table-cell office:value-type="float" office:value="-0.000383041604490482" calcext:value-type="float">
            <text:p>-0.0003830</text:p>
          </table:table-cell>
          <table:table-cell office:value-type="float" office:value="-0.00103112621493172" calcext:value-type="float">
            <text:p>-0.0010311</text:p>
          </table:table-cell>
          <table:table-cell office:value-type="float" office:value="0.0101642177419062" calcext:value-type="float">
            <text:p>0.0101642</text:p>
          </table:table-cell>
          <table:table-cell office:value-type="float" office:value="0.0322662629299234" calcext:value-type="float">
            <text:p>0.0322663</text:p>
          </table:table-cell>
          <table:table-cell office:value-type="float" office:value="0.000501040203030204" calcext:value-type="float">
            <text:p>0.0005010</text:p>
          </table:table-cell>
          <table:table-cell office:value-type="float" office:value="0.0164925733497442" calcext:value-type="float">
            <text:p>0.0164926</text:p>
          </table:table-cell>
        </table:table-row>
        <table:table-row table:style-name="ro1">
          <table:table-cell office:value-type="string" calcext:value-type="string">
            <text:p>Defense</text:p>
          </table:table-cell>
          <table:table-cell office:value-type="float" office:value="-0.00184803958943749" calcext:value-type="float">
            <text:p>-0.0018480</text:p>
          </table:table-cell>
          <table:table-cell office:value-type="float" office:value="0.0122173933564974" calcext:value-type="float">
            <text:p>0.0122174</text:p>
          </table:table-cell>
          <table:table-cell office:value-type="float" office:value="0.00120630874968685" calcext:value-type="float">
            <text:p>0.0012063</text:p>
          </table:table-cell>
          <table:table-cell office:value-type="float" office:value="0.0101599818947791" calcext:value-type="float">
            <text:p>0.0101600</text:p>
          </table:table-cell>
          <table:table-cell office:value-type="float" office:value="0.039780353172831" calcext:value-type="float">
            <text:p>0.0397804</text:p>
          </table:table-cell>
          <table:table-cell office:value-type="float" office:value="0.00488968038718063" calcext:value-type="float">
            <text:p>0.0048897</text:p>
          </table:table-cell>
          <table:table-cell office:value-type="float" office:value="-0.0299770901182528" calcext:value-type="float">
            <text:p>-0.0299771</text:p>
          </table:table-cell>
          <table:table-cell office:value-type="float" office:value="-0.184297170091046" calcext:value-type="float">
            <text:p>-0.1842972</text:p>
          </table:table-cell>
          <table:table-cell office:value-type="float" office:value="0.00898907272465421" calcext:value-type="float">
            <text:p>0.0089891</text:p>
          </table:table-cell>
          <table:table-cell office:value-type="float" office:value="0.0149970167533805" calcext:value-type="float">
            <text:p>0.0149970</text:p>
          </table:table-cell>
          <table:table-cell office:value-type="float" office:value="0.0425203411430252" calcext:value-type="float">
            <text:p>0.0425203</text:p>
          </table:table-cell>
          <table:table-cell office:value-type="float" office:value="0.00126682085150209" calcext:value-type="float">
            <text:p>0.0012668</text:p>
          </table:table-cell>
          <table:table-cell office:value-type="float" office:value="-0.00070405830462035" calcext:value-type="float">
            <text:p>-0.0007041</text:p>
          </table:table-cell>
          <table:table-cell office:value-type="float" office:value="0.000522219438665539" calcext:value-type="float">
            <text:p>0.0005222</text:p>
          </table:table-cell>
          <table:table-cell office:value-type="float" office:value="-0.00277690035230145" calcext:value-type="float">
            <text:p>-0.0027769</text:p>
          </table:table-cell>
          <table:table-cell office:value-type="float" office:value="0.00117847318285184" calcext:value-type="float">
            <text:p>0.0011785</text:p>
          </table:table-cell>
          <table:table-cell office:value-type="float" office:value="0.00174244597176989" calcext:value-type="float">
            <text:p>0.0017424</text:p>
          </table:table-cell>
          <table:table-cell office:value-type="float" office:value="0.00616557805395501" calcext:value-type="float">
            <text:p>0.0061656</text:p>
          </table:table-cell>
          <table:table-cell office:value-type="float" office:value="0.000879543399884539" calcext:value-type="float">
            <text:p>0.0008795</text:p>
          </table:table-cell>
          <table:table-cell office:value-type="float" office:value="0.00892886318334803" calcext:value-type="float">
            <text:p>0.0089289</text:p>
          </table:table-cell>
          <table:table-cell office:value-type="float" office:value="0.00434839963644329" calcext:value-type="float">
            <text:p>0.0043484</text:p>
          </table:table-cell>
          <table:table-cell office:value-type="float" office:value="0.0125916607062246" calcext:value-type="float">
            <text:p>0.0125917</text:p>
          </table:table-cell>
          <table:table-cell office:value-type="float" office:value="0.000120116522103255" calcext:value-type="float">
            <text:p>0.0001201</text:p>
          </table:table-cell>
          <table:table-cell office:value-type="float" office:value="0.00249098067122444" calcext:value-type="float">
            <text:p>0.0024910</text:p>
          </table:table-cell>
          <table:table-cell office:value-type="float" office:value="0.00229885474796104" calcext:value-type="float">
            <text:p>0.0022989</text:p>
          </table:table-cell>
          <table:table-cell office:value-type="float" office:value="0.0315903427526471" calcext:value-type="float">
            <text:p>0.0315903</text:p>
          </table:table-cell>
          <table:table-cell office:value-type="float" office:value="0.00146045957731087" calcext:value-type="float">
            <text:p>0.0014605</text:p>
          </table:table-cell>
          <table:table-cell office:value-type="float" office:value="0.00862993340038073" calcext:value-type="float">
            <text:p>0.0086299</text:p>
          </table:table-cell>
        </table:table-row>
        <table:table-row table:style-name="ro1">
          <table:table-cell office:value-type="string" calcext:value-type="string">
            <text:p>Fast-Redeploy</text:p>
          </table:table-cell>
          <table:table-cell office:value-type="float" office:value="-0.00340017500099845" calcext:value-type="float">
            <text:p>-0.0034002</text:p>
          </table:table-cell>
          <table:table-cell office:value-type="float" office:value="0.00373238643996413" calcext:value-type="float">
            <text:p>0.0037324</text:p>
          </table:table-cell>
          <table:table-cell office:value-type="float" office:value="0.000283196636495333" calcext:value-type="float">
            <text:p>0.0002832</text:p>
          </table:table-cell>
          <table:table-cell office:value-type="float" office:value="0.0104286556268388" calcext:value-type="float">
            <text:p>0.0104287</text:p>
          </table:table-cell>
          <table:table-cell office:value-type="float" office:value="0.00244650427639024" calcext:value-type="float">
            <text:p>0.0024465</text:p>
          </table:table-cell>
          <table:table-cell office:value-type="float" office:value="-0.00425702636270228" calcext:value-type="float">
            <text:p>-0.0042570</text:p>
          </table:table-cell>
          <table:table-cell office:value-type="float" office:value="0.00336386773990931" calcext:value-type="float">
            <text:p>0.0033639</text:p>
          </table:table-cell>
          <table:table-cell office:value-type="float" office:value="0.00898907272465421" calcext:value-type="float">
            <text:p>0.0089891</text:p>
          </table:table-cell>
          <table:table-cell office:value-type="float" office:value="-0.0539332261058889" calcext:value-type="float">
            <text:p>-0.0539332</text:p>
          </table:table-cell>
          <table:table-cell office:value-type="float" office:value="0.000286222241586098" calcext:value-type="float">
            <text:p>0.0002862</text:p>
          </table:table-cell>
          <table:table-cell office:value-type="float" office:value="0.00282652027578996" calcext:value-type="float">
            <text:p>0.0028265</text:p>
          </table:table-cell>
          <table:table-cell office:value-type="float" office:value="0.00836942880206613" calcext:value-type="float">
            <text:p>0.0083694</text:p>
          </table:table-cell>
          <table:table-cell office:value-type="float" office:value="-0.000329185833874916" calcext:value-type="float">
            <text:p>-0.0003292</text:p>
          </table:table-cell>
          <table:table-cell office:value-type="float" office:value="-0.000298324661949143" calcext:value-type="float">
            <text:p>-0.0002983</text:p>
          </table:table-cell>
          <table:table-cell office:value-type="float" office:value="0.00693710735209935" calcext:value-type="float">
            <text:p>0.0069371</text:p>
          </table:table-cell>
          <table:table-cell office:value-type="float" office:value="-0.0000151280254538105" calcext:value-type="float">
            <text:p>-0.0000151</text:p>
          </table:table-cell>
          <table:table-cell office:value-type="float" office:value="-0.000140993197229514" calcext:value-type="float">
            <text:p>-0.0001410</text:p>
          </table:table-cell>
          <table:table-cell office:value-type="float" office:value="-0.00735343061258821" calcext:value-type="float">
            <text:p>-0.0073534</text:p>
          </table:table-cell>
          <table:table-cell office:value-type="float" office:value="0.0010619873868575" calcext:value-type="float">
            <text:p>0.0010620</text:p>
          </table:table-cell>
          <table:table-cell office:value-type="float" office:value="0.00400832162424163" calcext:value-type="float">
            <text:p>0.0040083</text:p>
          </table:table-cell>
          <table:table-cell office:value-type="float" office:value="-0.0113435986062853" calcext:value-type="float">
            <text:p>-0.0113436</text:p>
          </table:table-cell>
          <table:table-cell office:value-type="float" office:value="0.00957906571735282" calcext:value-type="float">
            <text:p>0.0095791</text:p>
          </table:table-cell>
          <table:table-cell office:value-type="float" office:value="0.000157331464719629" calcext:value-type="float">
            <text:p>0.0001573</text:p>
          </table:table-cell>
          <table:table-cell office:value-type="float" office:value="-0.0021990097799659" calcext:value-type="float">
            <text:p>-0.0021990</text:p>
          </table:table-cell>
          <table:table-cell office:value-type="float" office:value="0.00635437581161857" calcext:value-type="float">
            <text:p>0.0063544</text:p>
          </table:table-cell>
          <table:table-cell office:value-type="float" office:value="0.000102870573085913" calcext:value-type="float">
            <text:p>0.0001029</text:p>
          </table:table-cell>
          <table:table-cell office:value-type="float" office:value="-0.000628115616842212" calcext:value-type="float">
            <text:p>-0.0006281</text:p>
          </table:table-cell>
          <table:table-cell office:value-type="float" office:value="0.0149864271355628" calcext:value-type="float">
            <text:p>0.0149864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office:value-type="float" office:value="0.0358116669752784" calcext:value-type="float">
            <text:p>0.0358117</text:p>
          </table:table-cell>
          <table:table-cell office:value-type="float" office:value="0.0162202688915756" calcext:value-type="float">
            <text:p>0.0162203</text:p>
          </table:table-cell>
          <table:table-cell office:value-type="float" office:value="0.000400287553507826" calcext:value-type="float">
            <text:p>0.0004003</text:p>
          </table:table-cell>
          <table:table-cell office:value-type="float" office:value="0.013204345737104" calcext:value-type="float">
            <text:p>0.0132043</text:p>
          </table:table-cell>
          <table:table-cell office:value-type="float" office:value="-0.0113094092687597" calcext:value-type="float">
            <text:p>-0.0113094</text:p>
          </table:table-cell>
          <table:table-cell office:value-type="float" office:value="0.00125169282604828" calcext:value-type="float">
            <text:p>0.0012517</text:p>
          </table:table-cell>
          <table:table-cell office:value-type="float" office:value="0.0163146677704074" calcext:value-type="float">
            <text:p>0.0163147</text:p>
          </table:table-cell>
          <table:table-cell office:value-type="float" office:value="0.0149970167533805" calcext:value-type="float">
            <text:p>0.0149970</text:p>
          </table:table-cell>
          <table:table-cell office:value-type="float" office:value="0.000286222241586098" calcext:value-type="float">
            <text:p>0.0002862</text:p>
          </table:table-cell>
          <table:table-cell office:value-type="float" office:value="-0.211222634914757" calcext:value-type="float">
            <text:p>-0.2112226</text:p>
          </table:table-cell>
          <table:table-cell office:value-type="float" office:value="0.00951159472382882" calcext:value-type="float">
            <text:p>0.0095116</text:p>
          </table:table-cell>
          <table:table-cell office:value-type="float" office:value="0.0247884799481048" calcext:value-type="float">
            <text:p>0.0247885</text:p>
          </table:table-cell>
          <table:table-cell office:value-type="float" office:value="-0.0175052433736223" calcext:value-type="float">
            <text:p>-0.0175052</text:p>
          </table:table-cell>
          <table:table-cell office:value-type="float" office:value="0.000233576713006834" calcext:value-type="float">
            <text:p>0.0002336</text:p>
          </table:table-cell>
          <table:table-cell office:value-type="float" office:value="0.0192361920460473" calcext:value-type="float">
            <text:p>0.0192362</text:p>
          </table:table-cell>
          <table:table-cell office:value-type="float" office:value="0.00228402928301631" calcext:value-type="float">
            <text:p>0.0022840</text:p>
          </table:table-cell>
          <table:table-cell office:value-type="float" office:value="0.000517075910011244" calcext:value-type="float">
            <text:p>0.0005171</text:p>
          </table:table-cell>
          <table:table-cell office:value-type="float" office:value="0.00106803859703902" calcext:value-type="float">
            <text:p>0.0010680</text:p>
          </table:table-cell>
          <table:table-cell office:value-type="float" office:value="0.0330604842662484" calcext:value-type="float">
            <text:p>0.0330605</text:p>
          </table:table-cell>
          <table:table-cell office:value-type="float" office:value="-0.00628750993911272" calcext:value-type="float">
            <text:p>-0.0062875</text:p>
          </table:table-cell>
          <table:table-cell office:value-type="float" office:value="0.00301955388058058" calcext:value-type="float">
            <text:p>0.0030196</text:p>
          </table:table-cell>
          <table:table-cell office:value-type="float" office:value="0.0136536480930821" calcext:value-type="float">
            <text:p>0.0136536</text:p>
          </table:table-cell>
          <table:table-cell office:value-type="float" office:value="0.000283499197004409" calcext:value-type="float">
            <text:p>0.0002835</text:p>
          </table:table-cell>
          <table:table-cell office:value-type="float" office:value="0.00363465939553251" calcext:value-type="float">
            <text:p>0.0036347</text:p>
          </table:table-cell>
          <table:table-cell office:value-type="float" office:value="0.0115844367715099" calcext:value-type="float">
            <text:p>0.0115844</text:p>
          </table:table-cell>
          <table:table-cell office:value-type="float" office:value="-0.00266011199579804" calcext:value-type="float">
            <text:p>-0.0026601</text:p>
          </table:table-cell>
          <table:table-cell office:value-type="float" office:value="-0.000249612419987874" calcext:value-type="float">
            <text:p>-0.0002496</text:p>
          </table:table-cell>
          <table:table-cell office:value-type="float" office:value="0.0266891650661216" calcext:value-type="float">
            <text:p>0.0266892</text:p>
          </table:table-cell>
        </table:table-row>
        <table:table-row table:style-name="ro1">
          <table:table-cell office:value-type="string" calcext:value-type="string">
            <text:p>Healing</text:p>
          </table:table-cell>
          <table:table-cell office:value-type="float" office:value="-0.00077879075036217" calcext:value-type="float">
            <text:p>-0.0007788</text:p>
          </table:table-cell>
          <table:table-cell office:value-type="float" office:value="0.013931096079905" calcext:value-type="float">
            <text:p>0.0139311</text:p>
          </table:table-cell>
          <table:table-cell office:value-type="float" office:value="0.00105381825311244" calcext:value-type="float">
            <text:p>0.0010538</text:p>
          </table:table-cell>
          <table:table-cell office:value-type="float" office:value="0.00352906577786491" calcext:value-type="float">
            <text:p>0.0035291</text:p>
          </table:table-cell>
          <table:table-cell office:value-type="float" office:value="-0.0110419457787363" calcext:value-type="float">
            <text:p>-0.0110419</text:p>
          </table:table-cell>
          <table:table-cell office:value-type="float" office:value="-0.00212669781829668" calcext:value-type="float">
            <text:p>-0.0021267</text:p>
          </table:table-cell>
          <table:table-cell office:value-type="float" office:value="0.0362491694714026" calcext:value-type="float">
            <text:p>0.0362492</text:p>
          </table:table-cell>
          <table:table-cell office:value-type="float" office:value="0.0425203411430252" calcext:value-type="float">
            <text:p>0.0425203</text:p>
          </table:table-cell>
          <table:table-cell office:value-type="float" office:value="0.00282652027578996" calcext:value-type="float">
            <text:p>0.0028265</text:p>
          </table:table-cell>
          <table:table-cell office:value-type="float" office:value="0.00951159472382882" calcext:value-type="float">
            <text:p>0.0095116</text:p>
          </table:table-cell>
          <table:table-cell office:value-type="float" office:value="-0.167557102244878" calcext:value-type="float">
            <text:p>-0.1675571</text:p>
          </table:table-cell>
          <table:table-cell office:value-type="float" office:value="0.0042071038787047" calcext:value-type="float">
            <text:p>0.0042071</text:p>
          </table:table-cell>
          <table:table-cell office:value-type="float" office:value="0.04178511910597" calcext:value-type="float">
            <text:p>0.0417851</text:p>
          </table:table-cell>
          <table:table-cell office:value-type="float" office:value="0.000936727336099946" calcext:value-type="float">
            <text:p>0.0009367</text:p>
          </table:table-cell>
          <table:table-cell office:value-type="float" office:value="0.00673136620592753" calcext:value-type="float">
            <text:p>0.0067314</text:p>
          </table:table-cell>
          <table:table-cell office:value-type="float" office:value="-0.000209674432789813" calcext:value-type="float">
            <text:p>-0.0002097</text:p>
          </table:table-cell>
          <table:table-cell office:value-type="float" office:value="0.000972126915661863" calcext:value-type="float">
            <text:p>0.0009721</text:p>
          </table:table-cell>
          <table:table-cell office:value-type="float" office:value="0.000985742138570293" calcext:value-type="float">
            <text:p>0.0009857</text:p>
          </table:table-cell>
          <table:table-cell office:value-type="float" office:value="-0.0040927360062739" calcext:value-type="float">
            <text:p>-0.0040927</text:p>
          </table:table-cell>
          <table:table-cell office:value-type="float" office:value="0.00854763694191201" calcext:value-type="float">
            <text:p>0.0085476</text:p>
          </table:table-cell>
          <table:table-cell office:value-type="float" office:value="-0.00219477393283883" calcext:value-type="float">
            <text:p>-0.0021948</text:p>
          </table:table-cell>
          <table:table-cell office:value-type="float" office:value="0.00861843610103584" calcext:value-type="float">
            <text:p>0.0086184</text:p>
          </table:table-cell>
          <table:table-cell office:value-type="float" office:value="0.0000353995795619167" calcext:value-type="float">
            <text:p>0.0000354</text:p>
          </table:table-cell>
          <table:table-cell office:value-type="float" office:value="-0.00140236795956823" calcext:value-type="float">
            <text:p>-0.0014024</text:p>
          </table:table-cell>
          <table:table-cell office:value-type="float" office:value="0.00416625820997942" calcext:value-type="float">
            <text:p>0.0041663</text:p>
          </table:table-cell>
          <table:table-cell office:value-type="float" office:value="-0.0100153579714407" calcext:value-type="float">
            <text:p>-0.0100154</text:p>
          </table:table-cell>
          <table:table-cell office:value-type="float" office:value="-0.0004438562668148" calcext:value-type="float">
            <text:p>-0.0004439</text:p>
          </table:table-cell>
          <table:table-cell office:value-type="float" office:value="0.0123653454454356" calcext:value-type="float">
            <text:p>0.0123653</text:p>
          </table:table-cell>
        </table:table-row>
        <table:table-row table:style-name="ro1">
          <table:table-cell office:value-type="string" calcext:value-type="string">
            <text:p>Medic</text:p>
          </table:table-cell>
          <table:table-cell office:value-type="float" office:value="0.00642820057583316" calcext:value-type="float">
            <text:p>0.0064282</text:p>
          </table:table-cell>
          <table:table-cell office:value-type="float" office:value="0.0149476993904011" calcext:value-type="float">
            <text:p>0.0149477</text:p>
          </table:table-cell>
          <table:table-cell office:value-type="float" office:value="0.00136424533542463" calcext:value-type="float">
            <text:p>0.0013642</text:p>
          </table:table-cell>
          <table:table-cell office:value-type="float" office:value="0.0279807958793679" calcext:value-type="float">
            <text:p>0.0279808</text:p>
          </table:table-cell>
          <table:table-cell office:value-type="float" office:value="0.00436746094851509" calcext:value-type="float">
            <text:p>0.0043675</text:p>
          </table:table-cell>
          <table:table-cell office:value-type="float" office:value="0.00717340710968787" calcext:value-type="float">
            <text:p>0.0071734</text:p>
          </table:table-cell>
          <table:table-cell office:value-type="float" office:value="0.0177615121248098" calcext:value-type="float">
            <text:p>0.0177615</text:p>
          </table:table-cell>
          <table:table-cell office:value-type="float" office:value="0.00126682085150209" calcext:value-type="float">
            <text:p>0.0012668</text:p>
          </table:table-cell>
          <table:table-cell office:value-type="float" office:value="0.00836942880206613" calcext:value-type="float">
            <text:p>0.0083694</text:p>
          </table:table-cell>
          <table:table-cell office:value-type="float" office:value="0.0247884799481048" calcext:value-type="float">
            <text:p>0.0247885</text:p>
          </table:table-cell>
          <table:table-cell office:value-type="float" office:value="0.0042071038787047" calcext:value-type="float">
            <text:p>0.0042071</text:p>
          </table:table-cell>
          <table:table-cell office:value-type="float" office:value="-0.237160542236842" calcext:value-type="float">
            <text:p>-0.2371605</text:p>
          </table:table-cell>
          <table:table-cell office:value-type="float" office:value="0.0215752873417155" calcext:value-type="float">
            <text:p>0.0215753</text:p>
          </table:table-cell>
          <table:table-cell office:value-type="float" office:value="0.00115154529754406" calcext:value-type="float">
            <text:p>0.0011515</text:p>
          </table:table-cell>
          <table:table-cell office:value-type="float" office:value="0.00631504294543867" calcext:value-type="float">
            <text:p>0.0063150</text:p>
          </table:table-cell>
          <table:table-cell office:value-type="float" office:value="0.000315570610966487" calcext:value-type="float">
            <text:p>0.0003156</text:p>
          </table:table-cell>
          <table:table-cell office:value-type="float" office:value="0.00221504548694693" calcext:value-type="float">
            <text:p>0.0022150</text:p>
          </table:table-cell>
          <table:table-cell office:value-type="float" office:value="0.00263348667099933" calcext:value-type="float">
            <text:p>0.0026335</text:p>
          </table:table-cell>
          <table:table-cell office:value-type="float" office:value="0.00600975939178076" calcext:value-type="float">
            <text:p>0.0060098</text:p>
          </table:table-cell>
          <table:table-cell office:value-type="float" office:value="0.0205998322604538" calcext:value-type="float">
            <text:p>0.0205998</text:p>
          </table:table-cell>
          <table:table-cell office:value-type="float" office:value="0.00954275845626367" calcext:value-type="float">
            <text:p>0.0095428</text:p>
          </table:table-cell>
          <table:table-cell office:value-type="float" office:value="0.017837454812588" calcext:value-type="float">
            <text:p>0.0178375</text:p>
          </table:table-cell>
          <table:table-cell office:value-type="float" office:value="0.00106350018940288" calcext:value-type="float">
            <text:p>0.0010635</text:p>
          </table:table-cell>
          <table:table-cell office:value-type="float" office:value="0.00414417129281685" calcext:value-type="float">
            <text:p>0.0041442</text:p>
          </table:table-cell>
          <table:table-cell office:value-type="float" office:value="0.00690866666424618" calcext:value-type="float">
            <text:p>0.0069087</text:p>
          </table:table-cell>
          <table:table-cell office:value-type="float" office:value="0.00434476891033438" calcext:value-type="float">
            <text:p>0.0043448</text:p>
          </table:table-cell>
          <table:table-cell office:value-type="float" office:value="0.00154033555170699" calcext:value-type="float">
            <text:p>0.0015403</text:p>
          </table:table-cell>
          <table:table-cell office:value-type="float" office:value="0.0114425358927532" calcext:value-type="float">
            <text:p>0.0114425</text:p>
          </table:table-cell>
        </table:table-row>
        <table:table-row table:style-name="ro1">
          <table:table-cell office:value-type="string" calcext:value-type="string">
            <text:p>Melee</text:p>
          </table:table-cell>
          <table:table-cell office:value-type="float" office:value="0.0283069561081521" calcext:value-type="float">
            <text:p>0.0283070</text:p>
          </table:table-cell>
          <table:table-cell office:value-type="float" office:value="0.019052235256529" calcext:value-type="float">
            <text:p>0.0190522</text:p>
          </table:table-cell>
          <table:table-cell office:value-type="float" office:value="0.000204228343626442" calcext:value-type="float">
            <text:p>0.0002042</text:p>
          </table:table-cell>
          <table:table-cell office:value-type="float" office:value="0.0207090566042303" calcext:value-type="float">
            <text:p>0.0207091</text:p>
          </table:table-cell>
          <table:table-cell office:value-type="float" office:value="0.00239839715544711" calcext:value-type="float">
            <text:p>0.0023984</text:p>
          </table:table-cell>
          <table:table-cell office:value-type="float" office:value="0.00331031452980281" calcext:value-type="float">
            <text:p>0.0033103</text:p>
          </table:table-cell>
          <table:table-cell office:value-type="float" office:value="-0.0050122173933565" calcext:value-type="float">
            <text:p>-0.0050122</text:p>
          </table:table-cell>
          <table:table-cell office:value-type="float" office:value="-0.00070405830462035" calcext:value-type="float">
            <text:p>-0.0007041</text:p>
          </table:table-cell>
          <table:table-cell office:value-type="float" office:value="-0.000329185833874916" calcext:value-type="float">
            <text:p>-0.0003292</text:p>
          </table:table-cell>
          <table:table-cell office:value-type="float" office:value="-0.0175052433736223" calcext:value-type="float">
            <text:p>-0.0175052</text:p>
          </table:table-cell>
          <table:table-cell office:value-type="float" office:value="0.04178511910597" calcext:value-type="float">
            <text:p>0.0417851</text:p>
          </table:table-cell>
          <table:table-cell office:value-type="float" office:value="0.0215752873417155" calcext:value-type="float">
            <text:p>0.0215753</text:p>
          </table:table-cell>
          <table:table-cell office:value-type="float" office:value="-0.194056561871809" calcext:value-type="float">
            <text:p>-0.1940566</text:p>
          </table:table-cell>
          <table:table-cell office:value-type="float" office:value="0.000609356865279487" calcext:value-type="float">
            <text:p>0.0006094</text:p>
          </table:table-cell>
          <table:table-cell office:value-type="float" office:value="0.0140950838758243" calcext:value-type="float">
            <text:p>0.0140951</text:p>
          </table:table-cell>
          <table:table-cell office:value-type="float" office:value="-0.00193668981859682" calcext:value-type="float">
            <text:p>-0.0019367</text:p>
          </table:table-cell>
          <table:table-cell office:value-type="float" office:value="0.000783934279016461" calcext:value-type="float">
            <text:p>0.0007839</text:p>
          </table:table-cell>
          <table:table-cell office:value-type="float" office:value="0.00171612320748026" calcext:value-type="float">
            <text:p>0.0017161</text:p>
          </table:table-cell>
          <table:table-cell office:value-type="float" office:value="0.0306750972126916" calcext:value-type="float">
            <text:p>0.0306751</text:p>
          </table:table-cell>
          <table:table-cell office:value-type="float" office:value="-0.0139283730353233" calcext:value-type="float">
            <text:p>-0.0139284</text:p>
          </table:table-cell>
          <table:table-cell office:value-type="float" office:value="0.000971824355152785" calcext:value-type="float">
            <text:p>0.0009718</text:p>
          </table:table-cell>
          <table:table-cell office:value-type="float" office:value="0.0107454364798416" calcext:value-type="float">
            <text:p>0.0107454</text:p>
          </table:table-cell>
          <table:table-cell office:value-type="float" office:value="0.000724632419237523" calcext:value-type="float">
            <text:p>0.0007246</text:p>
          </table:table-cell>
          <table:table-cell office:value-type="float" office:value="-0.00152823313134394" calcext:value-type="float">
            <text:p>-0.0015282</text:p>
          </table:table-cell>
          <table:table-cell office:value-type="float" office:value="0.0160284455288213" calcext:value-type="float">
            <text:p>0.0160284</text:p>
          </table:table-cell>
          <table:table-cell office:value-type="float" office:value="0.0045886326806498" calcext:value-type="float">
            <text:p>0.0045886</text:p>
          </table:table-cell>
          <table:table-cell office:value-type="float" office:value="0.00107378724671147" calcext:value-type="float">
            <text:p>0.0010738</text:p>
          </table:table-cell>
          <table:table-cell office:value-type="float" office:value="0.0131828639409596" calcext:value-type="float">
            <text:p>0.0131829</text:p>
          </table:table-cell>
        </table:table-row>
        <table:table-row table:style-name="ro1">
          <table:table-cell office:value-type="string" calcext:value-type="string">
            <text:p>Nuker</text:p>
          </table:table-cell>
          <table:table-cell office:value-type="float" office:value="0.000711622317347246" calcext:value-type="float">
            <text:p>0.0007116</text:p>
          </table:table-cell>
          <table:table-cell office:value-type="float" office:value="0.000540978190228264" calcext:value-type="float">
            <text:p>0.0005410</text:p>
          </table:table-cell>
          <table:table-cell office:value-type="float" office:value="-0.00107832565434761" calcext:value-type="float">
            <text:p>-0.0010783</text:p>
          </table:table-cell>
          <table:table-cell office:value-type="float" office:value="0.00173306659598853" calcext:value-type="float">
            <text:p>0.0017331</text:p>
          </table:table-cell>
          <table:table-cell office:value-type="float" office:value="0.000188192636645403" calcext:value-type="float">
            <text:p>0.0001882</text:p>
          </table:table-cell>
          <table:table-cell office:value-type="float" office:value="-0.000412087413361798" calcext:value-type="float">
            <text:p>-0.0004121</text:p>
          </table:table-cell>
          <table:table-cell office:value-type="float" office:value="-0.000502855566084661" calcext:value-type="float">
            <text:p>-0.0005029</text:p>
          </table:table-cell>
          <table:table-cell office:value-type="float" office:value="0.000522219438665539" calcext:value-type="float">
            <text:p>0.0005222</text:p>
          </table:table-cell>
          <table:table-cell office:value-type="float" office:value="-0.000298324661949143" calcext:value-type="float">
            <text:p>-0.0002983</text:p>
          </table:table-cell>
          <table:table-cell office:value-type="float" office:value="0.000233576713006834" calcext:value-type="float">
            <text:p>0.0002336</text:p>
          </table:table-cell>
          <table:table-cell office:value-type="float" office:value="0.000936727336099946" calcext:value-type="float">
            <text:p>0.0009367</text:p>
          </table:table-cell>
          <table:table-cell office:value-type="float" office:value="0.00115154529754406" calcext:value-type="float">
            <text:p>0.0011515</text:p>
          </table:table-cell>
          <table:table-cell office:value-type="float" office:value="0.000609356865279487" calcext:value-type="float">
            <text:p>0.0006094</text:p>
          </table:table-cell>
          <table:table-cell office:value-type="float" office:value="-0.00438107617142352" calcext:value-type="float">
            <text:p>-0.0043811</text:p>
          </table:table-cell>
          <table:table-cell office:value-type="float" office:value="-0.000101055210031454" calcext:value-type="float">
            <text:p>-0.0001011</text:p>
          </table:table-cell>
          <table:table-cell office:value-type="float" office:value="0.0000411482292343646" calcext:value-type="float">
            <text:p>0.0000411</text:p>
          </table:table-cell>
          <table:table-cell office:value-type="float" office:value="-0.00106864371805717" calcext:value-type="float">
            <text:p>-0.0010686</text:p>
          </table:table-cell>
          <table:table-cell office:value-type="float" office:value="0.000111342267340045" calcext:value-type="float">
            <text:p>0.0001113</text:p>
          </table:table-cell>
          <table:table-cell office:value-type="float" office:value="0.000631746342951127" calcext:value-type="float">
            <text:p>0.0006317</text:p>
          </table:table-cell>
          <table:table-cell office:value-type="float" office:value="-0.000495594113866832" calcext:value-type="float">
            <text:p>-0.0004956</text:p>
          </table:table-cell>
          <table:table-cell office:value-type="float" office:value="-0.00032252950267524" calcext:value-type="float">
            <text:p>-0.0003225</text:p>
          </table:table-cell>
          <table:table-cell office:value-type="float" office:value="0.00166771352602807" calcext:value-type="float">
            <text:p>0.0016677</text:p>
          </table:table-cell>
          <table:table-cell office:value-type="float" office:value="-0.000537952585137502" calcext:value-type="float">
            <text:p>-0.0005380</text:p>
          </table:table-cell>
          <table:table-cell office:value-type="float" office:value="0.0000847169425413389" calcext:value-type="float">
            <text:p>0.0000847</text:p>
          </table:table-cell>
          <table:table-cell office:value-type="float" office:value="0.000361862368855147" calcext:value-type="float">
            <text:p>0.0003619</text:p>
          </table:table-cell>
          <table:table-cell office:value-type="float" office:value="0.000600280050007201" calcext:value-type="float">
            <text:p>0.0006003</text:p>
          </table:table-cell>
          <table:table-cell office:value-type="float" office:value="-0.00161385775541251" calcext:value-type="float">
            <text:p>-0.0016139</text:p>
          </table:table-cell>
          <table:table-cell office:value-type="float" office:value="0.00119511401085103" calcext:value-type="float">
            <text:p>0.0011951</text:p>
          </table:table-cell>
        </table:table-row>
        <table:table-row table:style-name="ro1">
          <table:table-cell office:value-type="string" calcext:value-type="string">
            <text:p>Ranged</text:p>
          </table:table-cell>
          <table:table-cell office:value-type="float" office:value="0.000824174826723596" calcext:value-type="float">
            <text:p>0.0008242</text:p>
          </table:table-cell>
          <table:table-cell office:value-type="float" office:value="0.0196258899817375" calcext:value-type="float">
            <text:p>0.0196259</text:p>
          </table:table-cell>
          <table:table-cell office:value-type="float" office:value="0.00064263852127787" calcext:value-type="float">
            <text:p>0.0006426</text:p>
          </table:table-cell>
          <table:table-cell office:value-type="float" office:value="0.0159830614524599" calcext:value-type="float">
            <text:p>0.0159831</text:p>
          </table:table-cell>
          <table:table-cell office:value-type="float" office:value="0.0112050258931284" calcext:value-type="float">
            <text:p>0.0112050</text:p>
          </table:table-cell>
          <table:table-cell office:value-type="float" office:value="0.000586362266589695" calcext:value-type="float">
            <text:p>0.0005864</text:p>
          </table:table-cell>
          <table:table-cell office:value-type="float" office:value="0.00542612016977276" calcext:value-type="float">
            <text:p>0.0054261</text:p>
          </table:table-cell>
          <table:table-cell office:value-type="float" office:value="-0.00277690035230145" calcext:value-type="float">
            <text:p>-0.0027769</text:p>
          </table:table-cell>
          <table:table-cell office:value-type="float" office:value="0.00693710735209935" calcext:value-type="float">
            <text:p>0.0069371</text:p>
          </table:table-cell>
          <table:table-cell office:value-type="float" office:value="0.0192361920460473" calcext:value-type="float">
            <text:p>0.0192362</text:p>
          </table:table-cell>
          <table:table-cell office:value-type="float" office:value="0.00673136620592753" calcext:value-type="float">
            <text:p>0.0067314</text:p>
          </table:table-cell>
          <table:table-cell office:value-type="float" office:value="0.00631504294543867" calcext:value-type="float">
            <text:p>0.0063150</text:p>
          </table:table-cell>
          <table:table-cell office:value-type="float" office:value="0.0140950838758243" calcext:value-type="float">
            <text:p>0.0140951</text:p>
          </table:table-cell>
          <table:table-cell office:value-type="float" office:value="-0.000101055210031454" calcext:value-type="float">
            <text:p>-0.0001011</text:p>
          </table:table-cell>
          <table:table-cell office:value-type="float" office:value="-0.228106419002736" calcext:value-type="float">
            <text:p>-0.2281064</text:p>
          </table:table-cell>
          <table:table-cell office:value-type="float" office:value="0.000541583311246416" calcext:value-type="float">
            <text:p>0.0005416</text:p>
          </table:table-cell>
          <table:table-cell office:value-type="float" office:value="0.00141719342451297" calcext:value-type="float">
            <text:p>0.0014172</text:p>
          </table:table-cell>
          <table:table-cell office:value-type="float" office:value="0.00340683133219813" calcext:value-type="float">
            <text:p>0.0034068</text:p>
          </table:table-cell>
          <table:table-cell office:value-type="float" office:value="0.00323497696304284" calcext:value-type="float">
            <text:p>0.0032350</text:p>
          </table:table-cell>
          <table:table-cell office:value-type="float" office:value="0.00380681632519689" calcext:value-type="float">
            <text:p>0.0038068</text:p>
          </table:table-cell>
          <table:table-cell office:value-type="float" office:value="0.009401160138016" calcext:value-type="float">
            <text:p>0.0094012</text:p>
          </table:table-cell>
          <table:table-cell office:value-type="float" office:value="0.0179055309271301" calcext:value-type="float">
            <text:p>0.0179055</text:p>
          </table:table-cell>
          <table:table-cell office:value-type="float" office:value="0.000968193629043873" calcext:value-type="float">
            <text:p>0.0009682</text:p>
          </table:table-cell>
          <table:table-cell office:value-type="float" office:value="0.00347702537030381" calcext:value-type="float">
            <text:p>0.0034770</text:p>
          </table:table-cell>
          <table:table-cell office:value-type="float" office:value="0.0217982744369046" calcext:value-type="float">
            <text:p>0.0217983</text:p>
          </table:table-cell>
          <table:table-cell office:value-type="float" office:value="0.0381214139015662" calcext:value-type="float">
            <text:p>0.0381214</text:p>
          </table:table-cell>
          <table:table-cell office:value-type="float" office:value="0.00235452588163107" calcext:value-type="float">
            <text:p>0.0023545</text:p>
          </table:table-cell>
          <table:table-cell office:value-type="float" office:value="0.0158511450705027" calcext:value-type="float">
            <text:p>0.0158511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float" office:value="-0.000688022597639302" calcext:value-type="float">
            <text:p>-0.0006880</text:p>
          </table:table-cell>
          <table:table-cell office:value-type="float" office:value="0.0012870924056102" calcext:value-type="float">
            <text:p>0.0012871</text:p>
          </table:table-cell>
          <table:table-cell office:value-type="float" office:value="-0.00050376324761189" calcext:value-type="float">
            <text:p>-0.0005038</text:p>
          </table:table-cell>
          <table:table-cell office:value-type="float" office:value="0.00258265650547453" calcext:value-type="float">
            <text:p>0.0025827</text:p>
          </table:table-cell>
          <table:table-cell office:value-type="float" office:value="0.0010187212340596" calcext:value-type="float">
            <text:p>0.0010187</text:p>
          </table:table-cell>
          <table:table-cell office:value-type="float" office:value="-0.000806928877706253" calcext:value-type="float">
            <text:p>-0.0008069</text:p>
          </table:table-cell>
          <table:table-cell office:value-type="float" office:value="0.001337922571135" calcext:value-type="float">
            <text:p>0.0013379</text:p>
          </table:table-cell>
          <table:table-cell office:value-type="float" office:value="0.00117847318285184" calcext:value-type="float">
            <text:p>0.0011785</text:p>
          </table:table-cell>
          <table:table-cell office:value-type="float" office:value="-0.0000151280254538105" calcext:value-type="float">
            <text:p>-0.0000151</text:p>
          </table:table-cell>
          <table:table-cell office:value-type="float" office:value="0.00228402928301631" calcext:value-type="float">
            <text:p>0.0022840</text:p>
          </table:table-cell>
          <table:table-cell office:value-type="float" office:value="-0.000209674432789813" calcext:value-type="float">
            <text:p>-0.0002097</text:p>
          </table:table-cell>
          <table:table-cell office:value-type="float" office:value="0.000315570610966487" calcext:value-type="float">
            <text:p>0.0003156</text:p>
          </table:table-cell>
          <table:table-cell office:value-type="float" office:value="-0.00193668981859682" calcext:value-type="float">
            <text:p>-0.0019367</text:p>
          </table:table-cell>
          <table:table-cell office:value-type="float" office:value="0.0000411482292343646" calcext:value-type="float">
            <text:p>0.0000411</text:p>
          </table:table-cell>
          <table:table-cell office:value-type="float" office:value="0.000541583311246416" calcext:value-type="float">
            <text:p>0.0005416</text:p>
          </table:table-cell>
          <table:table-cell office:value-type="float" office:value="-0.00926349510638633" calcext:value-type="float">
            <text:p>-0.0092635</text:p>
          </table:table-cell>
          <table:table-cell office:value-type="float" office:value="0.0000668658725058425" calcext:value-type="float">
            <text:p>0.0000669</text:p>
          </table:table-cell>
          <table:table-cell office:value-type="float" office:value="0.000236602318097596" calcext:value-type="float">
            <text:p>0.0002366</text:p>
          </table:table-cell>
          <table:table-cell office:value-type="float" office:value="-0.000307704037730506" calcext:value-type="float">
            <text:p>-0.0003077</text:p>
          </table:table-cell>
          <table:table-cell office:value-type="float" office:value="0.000803298151597338" calcext:value-type="float">
            <text:p>0.0008033</text:p>
          </table:table-cell>
          <table:table-cell office:value-type="float" office:value="-0.0000665633119967663" calcext:value-type="float">
            <text:p>-0.0000666</text:p>
          </table:table-cell>
          <table:table-cell office:value-type="float" office:value="0.00134367122080745" calcext:value-type="float">
            <text:p>0.0013437</text:p>
          </table:table-cell>
          <table:table-cell office:value-type="float" office:value="0.0000257176432714779" calcext:value-type="float">
            <text:p>0.0000257</text:p>
          </table:table-cell>
          <table:table-cell office:value-type="float" office:value="0.000180023502900345" calcext:value-type="float">
            <text:p>0.0001800</text:p>
          </table:table-cell>
          <table:table-cell office:value-type="float" office:value="0.000356416279691775" calcext:value-type="float">
            <text:p>0.0003564</text:p>
          </table:table-cell>
          <table:table-cell office:value-type="float" office:value="0.000175485095264202" calcext:value-type="float">
            <text:p>0.0001755</text:p>
          </table:table-cell>
          <table:table-cell office:value-type="float" office:value="-0.000472902075686116" calcext:value-type="float">
            <text:p>-0.0004729</text:p>
          </table:table-cell>
          <table:table-cell office:value-type="float" office:value="0.000408154126743807" calcext:value-type="float">
            <text:p>0.0004082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float" office:value="-0.000493778750812375" calcext:value-type="float">
            <text:p>-0.0004938</text:p>
          </table:table-cell>
          <table:table-cell office:value-type="float" office:value="0.00211671332149717" calcext:value-type="float">
            <text:p>0.0021167</text:p>
          </table:table-cell>
          <table:table-cell office:value-type="float" office:value="-0.00216482044244028" calcext:value-type="float">
            <text:p>-0.0021648</text:p>
          </table:table-cell>
          <table:table-cell office:value-type="float" office:value="0.0000659581909786141" calcext:value-type="float">
            <text:p>0.0000660</text:p>
          </table:table-cell>
          <table:table-cell office:value-type="float" office:value="-0.000450512598014477" calcext:value-type="float">
            <text:p>-0.0004505</text:p>
          </table:table-cell>
          <table:table-cell office:value-type="float" office:value="0.000224197337225472" calcext:value-type="float">
            <text:p>0.0002242</text:p>
          </table:table-cell>
          <table:table-cell office:value-type="float" office:value="0.000764267845926507" calcext:value-type="float">
            <text:p>0.0007643</text:p>
          </table:table-cell>
          <table:table-cell office:value-type="float" office:value="0.00174244597176989" calcext:value-type="float">
            <text:p>0.0017424</text:p>
          </table:table-cell>
          <table:table-cell office:value-type="float" office:value="-0.000140993197229514" calcext:value-type="float">
            <text:p>-0.0001410</text:p>
          </table:table-cell>
          <table:table-cell office:value-type="float" office:value="0.000517075910011244" calcext:value-type="float">
            <text:p>0.0005171</text:p>
          </table:table-cell>
          <table:table-cell office:value-type="float" office:value="0.000972126915661863" calcext:value-type="float">
            <text:p>0.0009721</text:p>
          </table:table-cell>
          <table:table-cell office:value-type="float" office:value="0.00221504548694693" calcext:value-type="float">
            <text:p>0.0022150</text:p>
          </table:table-cell>
          <table:table-cell office:value-type="float" office:value="0.000783934279016461" calcext:value-type="float">
            <text:p>0.0007839</text:p>
          </table:table-cell>
          <table:table-cell office:value-type="float" office:value="-0.00106864371805717" calcext:value-type="float">
            <text:p>-0.0010686</text:p>
          </table:table-cell>
          <table:table-cell office:value-type="float" office:value="0.00141719342451297" calcext:value-type="float">
            <text:p>0.0014172</text:p>
          </table:table-cell>
          <table:table-cell office:value-type="float" office:value="0.0000668658725058425" calcext:value-type="float">
            <text:p>0.0000669</text:p>
          </table:table-cell>
          <table:table-cell office:value-type="float" office:value="-0.00709958234547327" calcext:value-type="float">
            <text:p>-0.0070996</text:p>
          </table:table-cell>
          <table:table-cell office:value-type="float" office:value="0.000180931184427574" calcext:value-type="float">
            <text:p>0.0001809</text:p>
          </table:table-cell>
          <table:table-cell office:value-type="float" office:value="0.000476532801795031" calcext:value-type="float">
            <text:p>0.0004765</text:p>
          </table:table-cell>
          <table:table-cell office:value-type="float" office:value="0.000226012700279929" calcext:value-type="float">
            <text:p>0.0002260</text:p>
          </table:table-cell>
          <table:table-cell office:value-type="float" office:value="-0.000730381068909971" calcext:value-type="float">
            <text:p>-0.0007304</text:p>
          </table:table-cell>
          <table:table-cell office:value-type="float" office:value="0.00160992446879451" calcext:value-type="float">
            <text:p>0.0016099</text:p>
          </table:table-cell>
          <table:table-cell office:value-type="float" office:value="-0.00108044357791115" calcext:value-type="float">
            <text:p>-0.0010804</text:p>
          </table:table-cell>
          <table:table-cell office:value-type="float" office:value="0.000137665031629676" calcext:value-type="float">
            <text:p>0.0001377</text:p>
          </table:table-cell>
          <table:table-cell office:value-type="float" office:value="0.00182565011176585" calcext:value-type="float">
            <text:p>0.0018257</text:p>
          </table:table-cell>
          <table:table-cell office:value-type="float" office:value="-0.000124654929739398" calcext:value-type="float">
            <text:p>-0.0001247</text:p>
          </table:table-cell>
          <table:table-cell office:value-type="float" office:value="-0.00269127572823289" calcext:value-type="float">
            <text:p>-0.0026913</text:p>
          </table:table-cell>
          <table:table-cell office:value-type="float" office:value="0.00118573463506967" calcext:value-type="float">
            <text:p>0.0011857</text:p>
          </table:table-cell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-0.00250883174125994" calcext:value-type="float">
            <text:p>-0.0025088</text:p>
          </table:table-cell>
          <table:table-cell office:value-type="float" office:value="0.00338565209656279" calcext:value-type="float">
            <text:p>0.0033857</text:p>
          </table:table-cell>
          <table:table-cell office:value-type="float" office:value="0.000125260050757551" calcext:value-type="float">
            <text:p>0.0001253</text:p>
          </table:table-cell>
          <table:table-cell office:value-type="float" office:value="0.00281441785542691" calcext:value-type="float">
            <text:p>0.0028144</text:p>
          </table:table-cell>
          <table:table-cell office:value-type="float" office:value="0.00369486893683868" calcext:value-type="float">
            <text:p>0.0036949</text:p>
          </table:table-cell>
          <table:table-cell office:value-type="float" office:value="-0.00305707138370603" calcext:value-type="float">
            <text:p>-0.0030571</text:p>
          </table:table-cell>
          <table:table-cell office:value-type="float" office:value="0.00604697433439714" calcext:value-type="float">
            <text:p>0.0060470</text:p>
          </table:table-cell>
          <table:table-cell office:value-type="float" office:value="0.00616557805395501" calcext:value-type="float">
            <text:p>0.0061656</text:p>
          </table:table-cell>
          <table:table-cell office:value-type="float" office:value="-0.00735343061258821" calcext:value-type="float">
            <text:p>-0.0073534</text:p>
          </table:table-cell>
          <table:table-cell office:value-type="float" office:value="0.00106803859703902" calcext:value-type="float">
            <text:p>0.0010680</text:p>
          </table:table-cell>
          <table:table-cell office:value-type="float" office:value="0.000985742138570293" calcext:value-type="float">
            <text:p>0.0009857</text:p>
          </table:table-cell>
          <table:table-cell office:value-type="float" office:value="0.00263348667099933" calcext:value-type="float">
            <text:p>0.0026335</text:p>
          </table:table-cell>
          <table:table-cell office:value-type="float" office:value="0.00171612320748026" calcext:value-type="float">
            <text:p>0.0017161</text:p>
          </table:table-cell>
          <table:table-cell office:value-type="float" office:value="0.000111342267340045" calcext:value-type="float">
            <text:p>0.0001113</text:p>
          </table:table-cell>
          <table:table-cell office:value-type="float" office:value="0.00340683133219813" calcext:value-type="float">
            <text:p>0.0034068</text:p>
          </table:table-cell>
          <table:table-cell office:value-type="float" office:value="0.000236602318097596" calcext:value-type="float">
            <text:p>0.0002366</text:p>
          </table:table-cell>
          <table:table-cell office:value-type="float" office:value="0.000180931184427574" calcext:value-type="float">
            <text:p>0.0001809</text:p>
          </table:table-cell>
          <table:table-cell office:value-type="float" office:value="-0.02466231221582" calcext:value-type="float">
            <text:p>-0.0246623</text:p>
          </table:table-cell>
          <table:table-cell office:value-type="float" office:value="0.00308248646646843" calcext:value-type="float">
            <text:p>0.0030825</text:p>
          </table:table-cell>
          <table:table-cell office:value-type="float" office:value="-0.0010619873868575" calcext:value-type="float">
            <text:p>-0.0010620</text:p>
          </table:table-cell>
          <table:table-cell office:value-type="float" office:value="-0.00584244343026162" calcext:value-type="float">
            <text:p>-0.0058424</text:p>
          </table:table-cell>
          <table:table-cell office:value-type="float" office:value="0.0040888027196559" calcext:value-type="float">
            <text:p>0.0040888</text:p>
          </table:table-cell>
          <table:table-cell office:value-type="float" office:value="0.0000695889170875283" calcext:value-type="float">
            <text:p>0.0000696</text:p>
          </table:table-cell>
          <table:table-cell office:value-type="float" office:value="-0.000612987591388402" calcext:value-type="float">
            <text:p>-0.0006130</text:p>
          </table:table-cell>
          <table:table-cell office:value-type="float" office:value="0.00290579112916792" calcext:value-type="float">
            <text:p>0.0029058</text:p>
          </table:table-cell>
          <table:table-cell office:value-type="float" office:value="-0.00259899477296465" calcext:value-type="float">
            <text:p>-0.0025990</text:p>
          </table:table-cell>
          <table:table-cell office:value-type="float" office:value="0.000208766751262585" calcext:value-type="float">
            <text:p>0.0002088</text:p>
          </table:table-cell>
          <table:table-cell office:value-type="float" office:value="0.00453417178901608" calcext:value-type="float">
            <text:p>0.0045342</text:p>
          </table:table-cell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0.0149658530209457" calcext:value-type="float">
            <text:p>0.0149659</text:p>
          </table:table-cell>
          <table:table-cell office:value-type="float" office:value="0.000185167031554634" calcext:value-type="float">
            <text:p>0.0001852</text:p>
          </table:table-cell>
          <table:table-cell office:value-type="float" office:value="0.000160659630319468" calcext:value-type="float">
            <text:p>0.0001607</text:p>
          </table:table-cell>
          <table:table-cell office:value-type="float" office:value="-0.00341469790543411" calcext:value-type="float">
            <text:p>-0.0034147</text:p>
          </table:table-cell>
          <table:table-cell office:value-type="float" office:value="0.0174846692590051" calcext:value-type="float">
            <text:p>0.0174847</text:p>
          </table:table-cell>
          <table:table-cell office:value-type="float" office:value="-0.00154941236697927" calcext:value-type="float">
            <text:p>-0.0015494</text:p>
          </table:table-cell>
          <table:table-cell office:value-type="float" office:value="0.00387761548432071" calcext:value-type="float">
            <text:p>0.0038776</text:p>
          </table:table-cell>
          <table:table-cell office:value-type="float" office:value="0.000879543399884539" calcext:value-type="float">
            <text:p>0.0008795</text:p>
          </table:table-cell>
          <table:table-cell office:value-type="float" office:value="0.0010619873868575" calcext:value-type="float">
            <text:p>0.0010620</text:p>
          </table:table-cell>
          <table:table-cell office:value-type="float" office:value="0.0330604842662484" calcext:value-type="float">
            <text:p>0.0330605</text:p>
          </table:table-cell>
          <table:table-cell office:value-type="float" office:value="-0.0040927360062739" calcext:value-type="float">
            <text:p>-0.0040927</text:p>
          </table:table-cell>
          <table:table-cell office:value-type="float" office:value="0.00600975939178076" calcext:value-type="float">
            <text:p>0.0060098</text:p>
          </table:table-cell>
          <table:table-cell office:value-type="float" office:value="0.0306750972126916" calcext:value-type="float">
            <text:p>0.0306751</text:p>
          </table:table-cell>
          <table:table-cell office:value-type="float" office:value="0.000631746342951127" calcext:value-type="float">
            <text:p>0.0006317</text:p>
          </table:table-cell>
          <table:table-cell office:value-type="float" office:value="0.00323497696304284" calcext:value-type="float">
            <text:p>0.0032350</text:p>
          </table:table-cell>
          <table:table-cell office:value-type="float" office:value="-0.000307704037730506" calcext:value-type="float">
            <text:p>-0.0003077</text:p>
          </table:table-cell>
          <table:table-cell office:value-type="float" office:value="0.000476532801795031" calcext:value-type="float">
            <text:p>0.0004765</text:p>
          </table:table-cell>
          <table:table-cell office:value-type="float" office:value="0.00308248646646843" calcext:value-type="float">
            <text:p>0.0030825</text:p>
          </table:table-cell>
          <table:table-cell office:value-type="float" office:value="-0.122953631996863" calcext:value-type="float">
            <text:p>-0.1229536</text:p>
          </table:table-cell>
          <table:table-cell office:value-type="float" office:value="0.0228163905499461" calcext:value-type="float">
            <text:p>0.0228164</text:p>
          </table:table-cell>
          <table:table-cell office:value-type="float" office:value="0.00522279950767354" calcext:value-type="float">
            <text:p>0.0052228</text:p>
          </table:table-cell>
          <table:table-cell office:value-type="float" office:value="0.00875458833012013" calcext:value-type="float">
            <text:p>0.0087546</text:p>
          </table:table-cell>
          <table:table-cell office:value-type="float" office:value="-0.000155213541156096" calcext:value-type="float">
            <text:p>-0.0001552</text:p>
          </table:table-cell>
          <table:table-cell office:value-type="float" office:value="-0.00108649478809267" calcext:value-type="float">
            <text:p>-0.0010865</text:p>
          </table:table-cell>
          <table:table-cell office:value-type="float" office:value="-0.00950887167924714" calcext:value-type="float">
            <text:p>-0.0095089</text:p>
          </table:table-cell>
          <table:table-cell office:value-type="float" office:value="-0.0101188336655448" calcext:value-type="float">
            <text:p>-0.0101188</text:p>
          </table:table-cell>
          <table:table-cell office:value-type="float" office:value="0.00118452439303336" calcext:value-type="float">
            <text:p>0.0011845</text:p>
          </table:table-cell>
          <table:table-cell office:value-type="float" office:value="-0.00191974643008856" calcext:value-type="float">
            <text:p>-0.0019197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0.0253787755013125" calcext:value-type="float">
            <text:p>0.0253788</text:p>
          </table:table-cell>
          <table:table-cell office:value-type="float" office:value="0.0208421832282238" calcext:value-type="float">
            <text:p>0.0208422</text:p>
          </table:table-cell>
          <table:table-cell office:value-type="float" office:value="0.00019878225446307" calcext:value-type="float">
            <text:p>0.0001988</text:p>
          </table:table-cell>
          <table:table-cell office:value-type="float" office:value="0.0175255149277304" calcext:value-type="float">
            <text:p>0.0175255</text:p>
          </table:table-cell>
          <table:table-cell office:value-type="float" office:value="-0.00988737487610147" calcext:value-type="float">
            <text:p>-0.0098874</text:p>
          </table:table-cell>
          <table:table-cell office:value-type="float" office:value="-0.00112461741223627" calcext:value-type="float">
            <text:p>-0.0011246</text:p>
          </table:table-cell>
          <table:table-cell office:value-type="float" office:value="0.00460194534304916" calcext:value-type="float">
            <text:p>0.0046019</text:p>
          </table:table-cell>
          <table:table-cell office:value-type="float" office:value="0.00892886318334803" calcext:value-type="float">
            <text:p>0.0089289</text:p>
          </table:table-cell>
          <table:table-cell office:value-type="float" office:value="0.00400832162424163" calcext:value-type="float">
            <text:p>0.0040083</text:p>
          </table:table-cell>
          <table:table-cell office:value-type="float" office:value="-0.00628750993911272" calcext:value-type="float">
            <text:p>-0.0062875</text:p>
          </table:table-cell>
          <table:table-cell office:value-type="float" office:value="0.00854763694191201" calcext:value-type="float">
            <text:p>0.0085476</text:p>
          </table:table-cell>
          <table:table-cell office:value-type="float" office:value="0.0205998322604538" calcext:value-type="float">
            <text:p>0.0205998</text:p>
          </table:table-cell>
          <table:table-cell office:value-type="float" office:value="-0.0139283730353233" calcext:value-type="float">
            <text:p>-0.0139284</text:p>
          </table:table-cell>
          <table:table-cell office:value-type="float" office:value="-0.000495594113866832" calcext:value-type="float">
            <text:p>-0.0004956</text:p>
          </table:table-cell>
          <table:table-cell office:value-type="float" office:value="0.00380681632519689" calcext:value-type="float">
            <text:p>0.0038068</text:p>
          </table:table-cell>
          <table:table-cell office:value-type="float" office:value="0.000803298151597338" calcext:value-type="float">
            <text:p>0.0008033</text:p>
          </table:table-cell>
          <table:table-cell office:value-type="float" office:value="0.000226012700279929" calcext:value-type="float">
            <text:p>0.0002260</text:p>
          </table:table-cell>
          <table:table-cell office:value-type="float" office:value="-0.0010619873868575" calcext:value-type="float">
            <text:p>-0.0010620</text:p>
          </table:table-cell>
          <table:table-cell office:value-type="float" office:value="0.0228163905499461" calcext:value-type="float">
            <text:p>0.0228164</text:p>
          </table:table-cell>
          <table:table-cell office:value-type="float" office:value="-0.193534947554161" calcext:value-type="float">
            <text:p>-0.1935349</text:p>
          </table:table-cell>
          <table:table-cell office:value-type="float" office:value="0.00256510799594811" calcext:value-type="float">
            <text:p>0.0025651</text:p>
          </table:table-cell>
          <table:table-cell office:value-type="float" office:value="0.020779553202845" calcext:value-type="float">
            <text:p>0.0207796</text:p>
          </table:table-cell>
          <table:table-cell office:value-type="float" office:value="-0.000378503196854339" calcext:value-type="float">
            <text:p>-0.0003785</text:p>
          </table:table-cell>
          <table:table-cell office:value-type="float" office:value="-0.000449302355978172" calcext:value-type="float">
            <text:p>-0.0004493</text:p>
          </table:table-cell>
          <table:table-cell office:value-type="float" office:value="0.0173131174503589" calcext:value-type="float">
            <text:p>0.0173131</text:p>
          </table:table-cell>
          <table:table-cell office:value-type="float" office:value="0.0247905978716684" calcext:value-type="float">
            <text:p>0.0247906</text:p>
          </table:table-cell>
          <table:table-cell office:value-type="float" office:value="-0.000585454585062467" calcext:value-type="float">
            <text:p>-0.0005855</text:p>
          </table:table-cell>
          <table:table-cell office:value-type="float" office:value="0.0253978368133843" calcext:value-type="float">
            <text:p>0.0253978</text:p>
          </table:table-cell>
        </table:table-row>
        <table:table-row table:style-name="ro1">
          <table:table-cell office:value-type="string" calcext:value-type="string">
            <text:p>Specialist</text:p>
          </table:table-cell>
          <table:table-cell office:value-type="float" office:value="0.00121084715732299" calcext:value-type="float">
            <text:p>0.0012108</text:p>
          </table:table-cell>
          <table:table-cell office:value-type="float" office:value="0.00773163124893348" calcext:value-type="float">
            <text:p>0.0077316</text:p>
          </table:table-cell>
          <table:table-cell office:value-type="float" office:value="-0.000294088814822076" calcext:value-type="float">
            <text:p>-0.0002941</text:p>
          </table:table-cell>
          <table:table-cell office:value-type="float" office:value="0.0055120473543504" calcext:value-type="float">
            <text:p>0.0055120</text:p>
          </table:table-cell>
          <table:table-cell office:value-type="float" office:value="0.00427396975121054" calcext:value-type="float">
            <text:p>0.0042740</text:p>
          </table:table-cell>
          <table:table-cell office:value-type="float" office:value="-0.00442948585287572" calcext:value-type="float">
            <text:p>-0.0044295</text:p>
          </table:table-cell>
          <table:table-cell office:value-type="float" office:value="-0.000820544100614684" calcext:value-type="float">
            <text:p>-0.0008205</text:p>
          </table:table-cell>
          <table:table-cell office:value-type="float" office:value="0.00434839963644329" calcext:value-type="float">
            <text:p>0.0043484</text:p>
          </table:table-cell>
          <table:table-cell office:value-type="float" office:value="-0.0113435986062853" calcext:value-type="float">
            <text:p>-0.0113436</text:p>
          </table:table-cell>
          <table:table-cell office:value-type="float" office:value="0.00301955388058058" calcext:value-type="float">
            <text:p>0.0030196</text:p>
          </table:table-cell>
          <table:table-cell office:value-type="float" office:value="-0.00219477393283883" calcext:value-type="float">
            <text:p>-0.0021948</text:p>
          </table:table-cell>
          <table:table-cell office:value-type="float" office:value="0.00954275845626367" calcext:value-type="float">
            <text:p>0.0095428</text:p>
          </table:table-cell>
          <table:table-cell office:value-type="float" office:value="0.000971824355152785" calcext:value-type="float">
            <text:p>0.0009718</text:p>
          </table:table-cell>
          <table:table-cell office:value-type="float" office:value="-0.00032252950267524" calcext:value-type="float">
            <text:p>-0.0003225</text:p>
          </table:table-cell>
          <table:table-cell office:value-type="float" office:value="0.009401160138016" calcext:value-type="float">
            <text:p>0.0094012</text:p>
          </table:table-cell>
          <table:table-cell office:value-type="float" office:value="-0.0000665633119967663" calcext:value-type="float">
            <text:p>-0.0000666</text:p>
          </table:table-cell>
          <table:table-cell office:value-type="float" office:value="-0.000730381068909971" calcext:value-type="float">
            <text:p>-0.0007304</text:p>
          </table:table-cell>
          <table:table-cell office:value-type="float" office:value="-0.00584244343026162" calcext:value-type="float">
            <text:p>-0.0058424</text:p>
          </table:table-cell>
          <table:table-cell office:value-type="float" office:value="0.00522279950767354" calcext:value-type="float">
            <text:p>0.0052228</text:p>
          </table:table-cell>
          <table:table-cell office:value-type="float" office:value="0.00256510799594811" calcext:value-type="float">
            <text:p>0.0025651</text:p>
          </table:table-cell>
          <table:table-cell office:value-type="float" office:value="-0.0490317458588543" calcext:value-type="float">
            <text:p>-0.0490317</text:p>
          </table:table-cell>
          <table:table-cell office:value-type="float" office:value="0.00804447881531828" calcext:value-type="float">
            <text:p>0.0080445</text:p>
          </table:table-cell>
          <table:table-cell office:value-type="float" office:value="-0.000407851566234731" calcext:value-type="float">
            <text:p>-0.0004079</text:p>
          </table:table-cell>
          <table:table-cell office:value-type="float" office:value="-0.00450512598014477" calcext:value-type="float">
            <text:p>-0.0045051</text:p>
          </table:table-cell>
          <table:table-cell office:value-type="float" office:value="0.00452691033679826" calcext:value-type="float">
            <text:p>0.0045269</text:p>
          </table:table-cell>
          <table:table-cell office:value-type="float" office:value="0.00430301556008186" calcext:value-type="float">
            <text:p>0.0043030</text:p>
          </table:table-cell>
          <table:table-cell office:value-type="float" office:value="-0.00122355469870419" calcext:value-type="float">
            <text:p>-0.0012236</text:p>
          </table:table-cell>
          <table:table-cell office:value-type="float" office:value="0.0106047458431212" calcext:value-type="float">
            <text:p>0.0106047</text:p>
          </table:table-cell>
        </table:table-row>
        <table:table-row table:style-name="ro1">
          <table:table-cell office:value-type="string" calcext:value-type="string">
            <text:p>Starter</text:p>
          </table:table-cell>
          <table:table-cell office:value-type="float" office:value="0.00518286152047547" calcext:value-type="float">
            <text:p>0.0051829</text:p>
          </table:table-cell>
          <table:table-cell office:value-type="float" office:value="0.0142760150602519" calcext:value-type="float">
            <text:p>0.0142760</text:p>
          </table:table-cell>
          <table:table-cell office:value-type="float" office:value="0.00187617771678158" calcext:value-type="float">
            <text:p>0.0018762</text:p>
          </table:table-cell>
          <table:table-cell office:value-type="float" office:value="0.0144968842318775" calcext:value-type="float">
            <text:p>0.0144969</text:p>
          </table:table-cell>
          <table:table-cell office:value-type="float" office:value="0.00197541756375858" calcext:value-type="float">
            <text:p>0.0019754</text:p>
          </table:table-cell>
          <table:table-cell office:value-type="float" office:value="0.0085821288399467" calcext:value-type="float">
            <text:p>0.0085821</text:p>
          </table:table-cell>
          <table:table-cell office:value-type="float" office:value="0.0113532805425757" calcext:value-type="float">
            <text:p>0.0113533</text:p>
          </table:table-cell>
          <table:table-cell office:value-type="float" office:value="0.0125916607062246" calcext:value-type="float">
            <text:p>0.0125917</text:p>
          </table:table-cell>
          <table:table-cell office:value-type="float" office:value="0.00957906571735282" calcext:value-type="float">
            <text:p>0.0095791</text:p>
          </table:table-cell>
          <table:table-cell office:value-type="float" office:value="0.0136536480930821" calcext:value-type="float">
            <text:p>0.0136536</text:p>
          </table:table-cell>
          <table:table-cell office:value-type="float" office:value="0.00861843610103584" calcext:value-type="float">
            <text:p>0.0086184</text:p>
          </table:table-cell>
          <table:table-cell office:value-type="float" office:value="0.017837454812588" calcext:value-type="float">
            <text:p>0.0178375</text:p>
          </table:table-cell>
          <table:table-cell office:value-type="float" office:value="0.0107454364798416" calcext:value-type="float">
            <text:p>0.0107454</text:p>
          </table:table-cell>
          <table:table-cell office:value-type="float" office:value="0.00166771352602807" calcext:value-type="float">
            <text:p>0.0016677</text:p>
          </table:table-cell>
          <table:table-cell office:value-type="float" office:value="0.0179055309271301" calcext:value-type="float">
            <text:p>0.0179055</text:p>
          </table:table-cell>
          <table:table-cell office:value-type="float" office:value="0.00134367122080745" calcext:value-type="float">
            <text:p>0.0013437</text:p>
          </table:table-cell>
          <table:table-cell office:value-type="float" office:value="0.00160992446879451" calcext:value-type="float">
            <text:p>0.0016099</text:p>
          </table:table-cell>
          <table:table-cell office:value-type="float" office:value="0.0040888027196559" calcext:value-type="float">
            <text:p>0.0040888</text:p>
          </table:table-cell>
          <table:table-cell office:value-type="float" office:value="0.00875458833012013" calcext:value-type="float">
            <text:p>0.0087546</text:p>
          </table:table-cell>
          <table:table-cell office:value-type="float" office:value="0.020779553202845" calcext:value-type="float">
            <text:p>0.0207796</text:p>
          </table:table-cell>
          <table:table-cell office:value-type="float" office:value="0.00804447881531828" calcext:value-type="float">
            <text:p>0.0080445</text:p>
          </table:table-cell>
          <table:table-cell office:value-type="float" office:value="-0.235356071360711" calcext:value-type="float">
            <text:p>-0.2353561</text:p>
          </table:table-cell>
          <table:table-cell office:value-type="float" office:value="0.000492265948266994" calcext:value-type="float">
            <text:p>0.0004923</text:p>
          </table:table-cell>
          <table:table-cell office:value-type="float" office:value="0.00124564161586676" calcext:value-type="float">
            <text:p>0.0012456</text:p>
          </table:table-cell>
          <table:table-cell office:value-type="float" office:value="0.0142512050985077" calcext:value-type="float">
            <text:p>0.0142512</text:p>
          </table:table-cell>
          <table:table-cell office:value-type="float" office:value="0.00219416881182068" calcext:value-type="float">
            <text:p>0.0021942</text:p>
          </table:table-cell>
          <table:table-cell office:value-type="float" office:value="0.00312696286130263" calcext:value-type="float">
            <text:p>0.0031270</text:p>
          </table:table-cell>
          <table:table-cell office:value-type="float" office:value="0.0166393151966462" calcext:value-type="float">
            <text:p>0.0166393</text:p>
          </table:table-cell>
        </table:table-row>
        <table:table-row table:style-name="ro1">
          <table:table-cell office:value-type="string" calcext:value-type="string">
            <text:p>Summon</text:p>
          </table:table-cell>
          <table:table-cell office:value-type="float" office:value="-0.000105291057158521" calcext:value-type="float">
            <text:p>-0.0001053</text:p>
          </table:table-cell>
          <table:table-cell office:value-type="float" office:value="-0.0000744298852327476" calcext:value-type="float">
            <text:p>-0.0000744</text:p>
          </table:table-cell>
          <table:table-cell office:value-type="float" office:value="0.0000136152229084295" calcext:value-type="float">
            <text:p>0.0000136</text:p>
          </table:table-cell>
          <table:table-cell office:value-type="float" office:value="-0.0000169433885082676" calcext:value-type="float">
            <text:p>-0.0000169</text:p>
          </table:table-cell>
          <table:table-cell office:value-type="float" office:value="-0.0000886502291593296" calcext:value-type="float">
            <text:p>-0.0000887</text:p>
          </table:table-cell>
          <table:table-cell office:value-type="float" office:value="0.0000862297450867199" calcext:value-type="float">
            <text:p>0.0000862</text:p>
          </table:table-cell>
          <table:table-cell office:value-type="float" office:value="-0.000383041604490482" calcext:value-type="float">
            <text:p>-0.0003830</text:p>
          </table:table-cell>
          <table:table-cell office:value-type="float" office:value="0.000120116522103255" calcext:value-type="float">
            <text:p>0.0001201</text:p>
          </table:table-cell>
          <table:table-cell office:value-type="float" office:value="0.000157331464719629" calcext:value-type="float">
            <text:p>0.0001573</text:p>
          </table:table-cell>
          <table:table-cell office:value-type="float" office:value="0.000283499197004409" calcext:value-type="float">
            <text:p>0.0002835</text:p>
          </table:table-cell>
          <table:table-cell office:value-type="float" office:value="0.0000353995795619167" calcext:value-type="float">
            <text:p>0.0000354</text:p>
          </table:table-cell>
          <table:table-cell office:value-type="float" office:value="0.00106350018940288" calcext:value-type="float">
            <text:p>0.0010635</text:p>
          </table:table-cell>
          <table:table-cell office:value-type="float" office:value="0.000724632419237523" calcext:value-type="float">
            <text:p>0.0007246</text:p>
          </table:table-cell>
          <table:table-cell office:value-type="float" office:value="-0.000537952585137502" calcext:value-type="float">
            <text:p>-0.0005380</text:p>
          </table:table-cell>
          <table:table-cell office:value-type="float" office:value="0.000968193629043873" calcext:value-type="float">
            <text:p>0.0009682</text:p>
          </table:table-cell>
          <table:table-cell office:value-type="float" office:value="0.0000257176432714779" calcext:value-type="float">
            <text:p>0.0000257</text:p>
          </table:table-cell>
          <table:table-cell office:value-type="float" office:value="-0.00108044357791115" calcext:value-type="float">
            <text:p>-0.0010804</text:p>
          </table:table-cell>
          <table:table-cell office:value-type="float" office:value="0.0000695889170875283" calcext:value-type="float">
            <text:p>0.0000696</text:p>
          </table:table-cell>
          <table:table-cell office:value-type="float" office:value="-0.000155213541156096" calcext:value-type="float">
            <text:p>-0.0001552</text:p>
          </table:table-cell>
          <table:table-cell office:value-type="float" office:value="-0.000378503196854339" calcext:value-type="float">
            <text:p>-0.0003785</text:p>
          </table:table-cell>
          <table:table-cell office:value-type="float" office:value="-0.000407851566234731" calcext:value-type="float">
            <text:p>-0.0004079</text:p>
          </table:table-cell>
          <table:table-cell office:value-type="float" office:value="0.000492265948266994" calcext:value-type="float">
            <text:p>0.0004923</text:p>
          </table:table-cell>
          <table:table-cell office:value-type="float" office:value="-0.00274271101477584" calcext:value-type="float">
            <text:p>-0.0027427</text:p>
          </table:table-cell>
          <table:table-cell office:value-type="float" office:value="0.0000529480890883368" calcext:value-type="float">
            <text:p>0.0000529</text:p>
          </table:table-cell>
          <table:table-cell office:value-type="float" office:value="0.000363677731909605" calcext:value-type="float">
            <text:p>0.0003637</text:p>
          </table:table-cell>
          <table:table-cell office:value-type="float" office:value="0.000375175031254501" calcext:value-type="float">
            <text:p>0.0003752</text:p>
          </table:table-cell>
          <table:table-cell office:value-type="float" office:value="0.0000226920381807158" calcext:value-type="float">
            <text:p>0.0000227</text:p>
          </table:table-cell>
          <table:table-cell office:value-type="float" office:value="0.00109073063521974" calcext:value-type="float">
            <text:p>0.0010907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office:value-type="float" office:value="-0.0023872024166113" calcext:value-type="float">
            <text:p>-0.0023872</text:p>
          </table:table-cell>
          <table:table-cell office:value-type="float" office:value="0.00222926583087352" calcext:value-type="float">
            <text:p>0.0022293</text:p>
          </table:table-cell>
          <table:table-cell office:value-type="float" office:value="0.0000953065603590062" calcext:value-type="float">
            <text:p>0.0000953</text:p>
          </table:table-cell>
          <table:table-cell office:value-type="float" office:value="0.00593200134094818" calcext:value-type="float">
            <text:p>0.0059320</text:p>
          </table:table-cell>
          <table:table-cell office:value-type="float" office:value="0.00102961341238634" calcext:value-type="float">
            <text:p>0.0010296</text:p>
          </table:table-cell>
          <table:table-cell office:value-type="float" office:value="-0.00104655680089461" calcext:value-type="float">
            <text:p>-0.0010466</text:p>
          </table:table-cell>
          <table:table-cell office:value-type="float" office:value="-0.00103112621493172" calcext:value-type="float">
            <text:p>-0.0010311</text:p>
          </table:table-cell>
          <table:table-cell office:value-type="float" office:value="0.00249098067122444" calcext:value-type="float">
            <text:p>0.0024910</text:p>
          </table:table-cell>
          <table:table-cell office:value-type="float" office:value="-0.0021990097799659" calcext:value-type="float">
            <text:p>-0.0021990</text:p>
          </table:table-cell>
          <table:table-cell office:value-type="float" office:value="0.00363465939553251" calcext:value-type="float">
            <text:p>0.0036347</text:p>
          </table:table-cell>
          <table:table-cell office:value-type="float" office:value="-0.00140236795956823" calcext:value-type="float">
            <text:p>-0.0014024</text:p>
          </table:table-cell>
          <table:table-cell office:value-type="float" office:value="0.00414417129281685" calcext:value-type="float">
            <text:p>0.0041442</text:p>
          </table:table-cell>
          <table:table-cell office:value-type="float" office:value="-0.00152823313134394" calcext:value-type="float">
            <text:p>-0.0015282</text:p>
          </table:table-cell>
          <table:table-cell office:value-type="float" office:value="0.0000847169425413389" calcext:value-type="float">
            <text:p>0.0000847</text:p>
          </table:table-cell>
          <table:table-cell office:value-type="float" office:value="0.00347702537030381" calcext:value-type="float">
            <text:p>0.0034770</text:p>
          </table:table-cell>
          <table:table-cell office:value-type="float" office:value="0.000180023502900345" calcext:value-type="float">
            <text:p>0.0001800</text:p>
          </table:table-cell>
          <table:table-cell office:value-type="float" office:value="0.000137665031629676" calcext:value-type="float">
            <text:p>0.0001377</text:p>
          </table:table-cell>
          <table:table-cell office:value-type="float" office:value="-0.000612987591388402" calcext:value-type="float">
            <text:p>-0.0006130</text:p>
          </table:table-cell>
          <table:table-cell office:value-type="float" office:value="-0.00108649478809267" calcext:value-type="float">
            <text:p>-0.0010865</text:p>
          </table:table-cell>
          <table:table-cell office:value-type="float" office:value="-0.000449302355978172" calcext:value-type="float">
            <text:p>-0.0004493</text:p>
          </table:table-cell>
          <table:table-cell office:value-type="float" office:value="-0.00450512598014477" calcext:value-type="float">
            <text:p>-0.0045051</text:p>
          </table:table-cell>
          <table:table-cell office:value-type="float" office:value="0.00124564161586676" calcext:value-type="float">
            <text:p>0.0012456</text:p>
          </table:table-cell>
          <table:table-cell office:value-type="float" office:value="0.0000529480890883368" calcext:value-type="float">
            <text:p>0.0000529</text:p>
          </table:table-cell>
          <table:table-cell office:value-type="float" office:value="-0.0188812885689009" calcext:value-type="float">
            <text:p>-0.0188813</text:p>
          </table:table-cell>
          <table:table-cell office:value-type="float" office:value="0.00584607415637053" calcext:value-type="float">
            <text:p>0.0058461</text:p>
          </table:table-cell>
          <table:table-cell office:value-type="float" office:value="-0.000124049808721246" calcext:value-type="float">
            <text:p>-0.0001240</text:p>
          </table:table-cell>
          <table:table-cell office:value-type="float" office:value="-0.00094126574373609" calcext:value-type="float">
            <text:p>-0.0009413</text:p>
          </table:table-cell>
          <table:table-cell office:value-type="float" office:value="0.00543489442453596" calcext:value-type="float">
            <text:p>0.0054349</text:p>
          </table:table-cell>
        </table:table-row>
        <table:table-row table:style-name="ro1">
          <table:table-cell office:value-type="string" calcext:value-type="string">
            <text:p>Supporter</text:p>
          </table:table-cell>
          <table:table-cell office:value-type="float" office:value="0.000922204431664284" calcext:value-type="float">
            <text:p>0.0009222</text:p>
          </table:table-cell>
          <table:table-cell office:value-type="float" office:value="0.00729049802670037" calcext:value-type="float">
            <text:p>0.0072905</text:p>
          </table:table-cell>
          <table:table-cell office:value-type="float" office:value="0.00109466392183773" calcext:value-type="float">
            <text:p>0.0010947</text:p>
          </table:table-cell>
          <table:table-cell office:value-type="float" office:value="0.0158850318475192" calcext:value-type="float">
            <text:p>0.0158850</text:p>
          </table:table-cell>
          <table:table-cell office:value-type="float" office:value="0.0507872019325145" calcext:value-type="float">
            <text:p>0.0507872</text:p>
          </table:table-cell>
          <table:table-cell office:value-type="float" office:value="0.00876638818997411" calcext:value-type="float">
            <text:p>0.0087664</text:p>
          </table:table-cell>
          <table:table-cell office:value-type="float" office:value="0.0101642177419062" calcext:value-type="float">
            <text:p>0.0101642</text:p>
          </table:table-cell>
          <table:table-cell office:value-type="float" office:value="0.00229885474796104" calcext:value-type="float">
            <text:p>0.0022989</text:p>
          </table:table-cell>
          <table:table-cell office:value-type="float" office:value="0.00635437581161857" calcext:value-type="float">
            <text:p>0.0063544</text:p>
          </table:table-cell>
          <table:table-cell office:value-type="float" office:value="0.0115844367715099" calcext:value-type="float">
            <text:p>0.0115844</text:p>
          </table:table-cell>
          <table:table-cell office:value-type="float" office:value="0.00416625820997942" calcext:value-type="float">
            <text:p>0.0041663</text:p>
          </table:table-cell>
          <table:table-cell office:value-type="float" office:value="0.00690866666424618" calcext:value-type="float">
            <text:p>0.0069087</text:p>
          </table:table-cell>
          <table:table-cell office:value-type="float" office:value="0.0160284455288213" calcext:value-type="float">
            <text:p>0.0160284</text:p>
          </table:table-cell>
          <table:table-cell office:value-type="float" office:value="0.000361862368855147" calcext:value-type="float">
            <text:p>0.0003619</text:p>
          </table:table-cell>
          <table:table-cell office:value-type="float" office:value="0.0217982744369046" calcext:value-type="float">
            <text:p>0.0217983</text:p>
          </table:table-cell>
          <table:table-cell office:value-type="float" office:value="0.000356416279691775" calcext:value-type="float">
            <text:p>0.0003564</text:p>
          </table:table-cell>
          <table:table-cell office:value-type="float" office:value="0.00182565011176585" calcext:value-type="float">
            <text:p>0.0018257</text:p>
          </table:table-cell>
          <table:table-cell office:value-type="float" office:value="0.00290579112916792" calcext:value-type="float">
            <text:p>0.0029058</text:p>
          </table:table-cell>
          <table:table-cell office:value-type="float" office:value="-0.00950887167924714" calcext:value-type="float">
            <text:p>-0.0095089</text:p>
          </table:table-cell>
          <table:table-cell office:value-type="float" office:value="0.0173131174503589" calcext:value-type="float">
            <text:p>0.0173131</text:p>
          </table:table-cell>
          <table:table-cell office:value-type="float" office:value="0.00452691033679826" calcext:value-type="float">
            <text:p>0.0045269</text:p>
          </table:table-cell>
          <table:table-cell office:value-type="float" office:value="0.0142512050985077" calcext:value-type="float">
            <text:p>0.0142512</text:p>
          </table:table-cell>
          <table:table-cell office:value-type="float" office:value="0.000363677731909605" calcext:value-type="float">
            <text:p>0.0003637</text:p>
          </table:table-cell>
          <table:table-cell office:value-type="float" office:value="0.00584607415637053" calcext:value-type="float">
            <text:p>0.0058461</text:p>
          </table:table-cell>
          <table:table-cell office:value-type="float" office:value="-0.221854308643186" calcext:value-type="float">
            <text:p>-0.2218543</text:p>
          </table:table-cell>
          <table:table-cell office:value-type="float" office:value="0.00186679834100022" calcext:value-type="float">
            <text:p>0.0018668</text:p>
          </table:table-cell>
          <table:table-cell office:value-type="float" office:value="0.00109103319572881" calcext:value-type="float">
            <text:p>0.0010910</text:p>
          </table:table-cell>
          <table:table-cell office:value-type="float" office:value="0.0162487095794288" calcext:value-type="float">
            <text:p>0.0162487</text:p>
          </table:table-cell>
        </table:table-row>
        <table:table-row table:style-name="ro1">
          <table:table-cell office:value-type="string" calcext:value-type="string">
            <text:p>Survival</text:p>
          </table:table-cell>
          <table:table-cell office:value-type="float" office:value="0.0160096867772586" calcext:value-type="float">
            <text:p>0.0160097</text:p>
          </table:table-cell>
          <table:table-cell office:value-type="float" office:value="-0.00523187632294582" calcext:value-type="float">
            <text:p>-0.0052319</text:p>
          </table:table-cell>
          <table:table-cell office:value-type="float" office:value="-0.000424794954742999" calcext:value-type="float">
            <text:p>-0.0004248</text:p>
          </table:table-cell>
          <table:table-cell office:value-type="float" office:value="0.00146983895309223" calcext:value-type="float">
            <text:p>0.0014698</text:p>
          </table:table-cell>
          <table:table-cell office:value-type="float" office:value="-0.010667678429009" calcext:value-type="float">
            <text:p>-0.0106677</text:p>
          </table:table-cell>
          <table:table-cell office:value-type="float" office:value="-0.00287371971520584" calcext:value-type="float">
            <text:p>-0.0028737</text:p>
          </table:table-cell>
          <table:table-cell office:value-type="float" office:value="0.0322662629299234" calcext:value-type="float">
            <text:p>0.0322663</text:p>
          </table:table-cell>
          <table:table-cell office:value-type="float" office:value="0.0315903427526471" calcext:value-type="float">
            <text:p>0.0315903</text:p>
          </table:table-cell>
          <table:table-cell office:value-type="float" office:value="0.000102870573085913" calcext:value-type="float">
            <text:p>0.0001029</text:p>
          </table:table-cell>
          <table:table-cell office:value-type="float" office:value="-0.00266011199579804" calcext:value-type="float">
            <text:p>-0.0026601</text:p>
          </table:table-cell>
          <table:table-cell office:value-type="float" office:value="-0.0100153579714407" calcext:value-type="float">
            <text:p>-0.0100154</text:p>
          </table:table-cell>
          <table:table-cell office:value-type="float" office:value="0.00434476891033438" calcext:value-type="float">
            <text:p>0.0043448</text:p>
          </table:table-cell>
          <table:table-cell office:value-type="float" office:value="0.0045886326806498" calcext:value-type="float">
            <text:p>0.0045886</text:p>
          </table:table-cell>
          <table:table-cell office:value-type="float" office:value="0.000600280050007201" calcext:value-type="float">
            <text:p>0.0006003</text:p>
          </table:table-cell>
          <table:table-cell office:value-type="float" office:value="0.0381214139015662" calcext:value-type="float">
            <text:p>0.0381214</text:p>
          </table:table-cell>
          <table:table-cell office:value-type="float" office:value="0.000175485095264202" calcext:value-type="float">
            <text:p>0.0001755</text:p>
          </table:table-cell>
          <table:table-cell office:value-type="float" office:value="-0.000124654929739398" calcext:value-type="float">
            <text:p>-0.0001247</text:p>
          </table:table-cell>
          <table:table-cell office:value-type="float" office:value="-0.00259899477296465" calcext:value-type="float">
            <text:p>-0.0025990</text:p>
          </table:table-cell>
          <table:table-cell office:value-type="float" office:value="-0.0101188336655448" calcext:value-type="float">
            <text:p>-0.0101188</text:p>
          </table:table-cell>
          <table:table-cell office:value-type="float" office:value="0.0247905978716684" calcext:value-type="float">
            <text:p>0.0247906</text:p>
          </table:table-cell>
          <table:table-cell office:value-type="float" office:value="0.00430301556008186" calcext:value-type="float">
            <text:p>0.0043030</text:p>
          </table:table-cell>
          <table:table-cell office:value-type="float" office:value="0.00219416881182068" calcext:value-type="float">
            <text:p>0.0021942</text:p>
          </table:table-cell>
          <table:table-cell office:value-type="float" office:value="0.000375175031254501" calcext:value-type="float">
            <text:p>0.0003752</text:p>
          </table:table-cell>
          <table:table-cell office:value-type="float" office:value="-0.000124049808721246" calcext:value-type="float">
            <text:p>-0.0001240</text:p>
          </table:table-cell>
          <table:table-cell office:value-type="float" office:value="0.00186679834100022" calcext:value-type="float">
            <text:p>0.0018668</text:p>
          </table:table-cell>
          <table:table-cell office:value-type="float" office:value="-0.117804959813913" calcext:value-type="float">
            <text:p>-0.1178050</text:p>
          </table:table-cell>
          <table:table-cell office:value-type="float" office:value="0.0000254150827624017" calcext:value-type="float">
            <text:p>0.0000254</text:p>
          </table:table-cell>
          <table:table-cell office:value-type="float" office:value="-0.000905261043156018" calcext:value-type="float">
            <text:p>-0.0009053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-0.000315873171475564" calcext:value-type="float">
            <text:p>-0.0003159</text:p>
          </table:table-cell>
          <table:table-cell office:value-type="float" office:value="0.00252698537180451" calcext:value-type="float">
            <text:p>0.0025270</text:p>
          </table:table-cell>
          <table:table-cell office:value-type="float" office:value="-0.00105926434227581" calcext:value-type="float">
            <text:p>-0.0010593</text:p>
          </table:table-cell>
          <table:table-cell office:value-type="float" office:value="0.00269944486197795" calcext:value-type="float">
            <text:p>0.0026994</text:p>
          </table:table-cell>
          <table:table-cell office:value-type="float" office:value="0.000284104318022561" calcext:value-type="float">
            <text:p>0.0002841</text:p>
          </table:table-cell>
          <table:table-cell office:value-type="float" office:value="-0.00029136577024039" calcext:value-type="float">
            <text:p>-0.0002914</text:p>
          </table:table-cell>
          <table:table-cell office:value-type="float" office:value="0.000501040203030204" calcext:value-type="float">
            <text:p>0.0005010</text:p>
          </table:table-cell>
          <table:table-cell office:value-type="float" office:value="0.00146045957731087" calcext:value-type="float">
            <text:p>0.0014605</text:p>
          </table:table-cell>
          <table:table-cell office:value-type="float" office:value="-0.000628115616842212" calcext:value-type="float">
            <text:p>-0.0006281</text:p>
          </table:table-cell>
          <table:table-cell office:value-type="float" office:value="-0.000249612419987874" calcext:value-type="float">
            <text:p>-0.0002496</text:p>
          </table:table-cell>
          <table:table-cell office:value-type="float" office:value="-0.0004438562668148" calcext:value-type="float">
            <text:p>-0.0004439</text:p>
          </table:table-cell>
          <table:table-cell office:value-type="float" office:value="0.00154033555170699" calcext:value-type="float">
            <text:p>0.0015403</text:p>
          </table:table-cell>
          <table:table-cell office:value-type="float" office:value="0.00107378724671147" calcext:value-type="float">
            <text:p>0.0010738</text:p>
          </table:table-cell>
          <table:table-cell office:value-type="float" office:value="-0.00161385775541251" calcext:value-type="float">
            <text:p>-0.0016139</text:p>
          </table:table-cell>
          <table:table-cell office:value-type="float" office:value="0.00235452588163107" calcext:value-type="float">
            <text:p>0.0023545</text:p>
          </table:table-cell>
          <table:table-cell office:value-type="float" office:value="-0.000472902075686116" calcext:value-type="float">
            <text:p>-0.0004729</text:p>
          </table:table-cell>
          <table:table-cell office:value-type="float" office:value="-0.00269127572823289" calcext:value-type="float">
            <text:p>-0.0026913</text:p>
          </table:table-cell>
          <table:table-cell office:value-type="float" office:value="0.000208766751262585" calcext:value-type="float">
            <text:p>0.0002088</text:p>
          </table:table-cell>
          <table:table-cell office:value-type="float" office:value="0.00118452439303336" calcext:value-type="float">
            <text:p>0.0011845</text:p>
          </table:table-cell>
          <table:table-cell office:value-type="float" office:value="-0.000585454585062467" calcext:value-type="float">
            <text:p>-0.0005855</text:p>
          </table:table-cell>
          <table:table-cell office:value-type="float" office:value="-0.00122355469870419" calcext:value-type="float">
            <text:p>-0.0012236</text:p>
          </table:table-cell>
          <table:table-cell office:value-type="float" office:value="0.00312696286130263" calcext:value-type="float">
            <text:p>0.0031270</text:p>
          </table:table-cell>
          <table:table-cell office:value-type="float" office:value="0.0000226920381807158" calcext:value-type="float">
            <text:p>0.0000227</text:p>
          </table:table-cell>
          <table:table-cell office:value-type="float" office:value="-0.00094126574373609" calcext:value-type="float">
            <text:p>-0.0009413</text:p>
          </table:table-cell>
          <table:table-cell office:value-type="float" office:value="0.00109103319572881" calcext:value-type="float">
            <text:p>0.0010910</text:p>
          </table:table-cell>
          <table:table-cell office:value-type="float" office:value="0.0000254150827624017" calcext:value-type="float">
            <text:p>0.0000254</text:p>
          </table:table-cell>
          <table:table-cell office:value-type="float" office:value="-0.0081827489679661" calcext:value-type="float">
            <text:p>-0.0081827</text:p>
          </table:table-cell>
          <table:table-cell office:value-type="float" office:value="0.00162202688915756" calcext:value-type="float">
            <text:p>0.0016220</text:p>
          </table:table-cell>
        </table:table-row>
        <table:table-row table:style-name="ro1">
          <table:table-cell office:value-type="string" calcext:value-type="string">
            <text:p>Vanguard</text:p>
          </table:table-cell>
          <table:table-cell office:value-type="float" office:value="0.00912946080086555" calcext:value-type="float">
            <text:p>0.0091295</text:p>
          </table:table-cell>
          <table:table-cell office:value-type="float" office:value="0.01148943277166" calcext:value-type="float">
            <text:p>0.0114894</text:p>
          </table:table-cell>
          <table:table-cell office:value-type="float" office:value="0.000313150126893878" calcext:value-type="float">
            <text:p>0.0003132</text:p>
          </table:table-cell>
          <table:table-cell office:value-type="float" office:value="0.0131783255333234" calcext:value-type="float">
            <text:p>0.0131783</text:p>
          </table:table-cell>
          <table:table-cell office:value-type="float" office:value="0.000527968088337993" calcext:value-type="float">
            <text:p>0.0005280</text:p>
          </table:table-cell>
          <table:table-cell office:value-type="float" office:value="0.00253333914249511" calcext:value-type="float">
            <text:p>0.0025333</text:p>
          </table:table-cell>
          <table:table-cell office:value-type="float" office:value="0.0164925733497442" calcext:value-type="float">
            <text:p>0.0164926</text:p>
          </table:table-cell>
          <table:table-cell office:value-type="float" office:value="0.00862993340038073" calcext:value-type="float">
            <text:p>0.0086299</text:p>
          </table:table-cell>
          <table:table-cell office:value-type="float" office:value="0.0149864271355628" calcext:value-type="float">
            <text:p>0.0149864</text:p>
          </table:table-cell>
          <table:table-cell office:value-type="float" office:value="0.0266891650661216" calcext:value-type="float">
            <text:p>0.0266892</text:p>
          </table:table-cell>
          <table:table-cell office:value-type="float" office:value="0.0123653454454356" calcext:value-type="float">
            <text:p>0.0123653</text:p>
          </table:table-cell>
          <table:table-cell office:value-type="float" office:value="0.0114425358927532" calcext:value-type="float">
            <text:p>0.0114425</text:p>
          </table:table-cell>
          <table:table-cell office:value-type="float" office:value="0.0131828639409596" calcext:value-type="float">
            <text:p>0.0131829</text:p>
          </table:table-cell>
          <table:table-cell office:value-type="float" office:value="0.00119511401085103" calcext:value-type="float">
            <text:p>0.0011951</text:p>
          </table:table-cell>
          <table:table-cell office:value-type="float" office:value="0.0158511450705027" calcext:value-type="float">
            <text:p>0.0158511</text:p>
          </table:table-cell>
          <table:table-cell office:value-type="float" office:value="0.000408154126743807" calcext:value-type="float">
            <text:p>0.0004082</text:p>
          </table:table-cell>
          <table:table-cell office:value-type="float" office:value="0.00118573463506967" calcext:value-type="float">
            <text:p>0.0011857</text:p>
          </table:table-cell>
          <table:table-cell office:value-type="float" office:value="0.00453417178901608" calcext:value-type="float">
            <text:p>0.0045342</text:p>
          </table:table-cell>
          <table:table-cell office:value-type="float" office:value="-0.00191974643008856" calcext:value-type="float">
            <text:p>-0.0019197</text:p>
          </table:table-cell>
          <table:table-cell office:value-type="float" office:value="0.0253978368133843" calcext:value-type="float">
            <text:p>0.0253978</text:p>
          </table:table-cell>
          <table:table-cell office:value-type="float" office:value="0.0106047458431212" calcext:value-type="float">
            <text:p>0.0106047</text:p>
          </table:table-cell>
          <table:table-cell office:value-type="float" office:value="0.0166393151966462" calcext:value-type="float">
            <text:p>0.0166393</text:p>
          </table:table-cell>
          <table:table-cell office:value-type="float" office:value="0.00109073063521974" calcext:value-type="float">
            <text:p>0.0010907</text:p>
          </table:table-cell>
          <table:table-cell office:value-type="float" office:value="0.00543489442453596" calcext:value-type="float">
            <text:p>0.0054349</text:p>
          </table:table-cell>
          <table:table-cell office:value-type="float" office:value="0.0162487095794288" calcext:value-type="float">
            <text:p>0.0162487</text:p>
          </table:table-cell>
          <table:table-cell office:value-type="float" office:value="-0.000905261043156018" calcext:value-type="float">
            <text:p>-0.0009053</text:p>
          </table:table-cell>
          <table:table-cell office:value-type="float" office:value="0.00162202688915756" calcext:value-type="float">
            <text:p>0.0016220</text:p>
          </table:table-cell>
          <table:table-cell office:value-type="float" office:value="-0.23930630136721" calcext:value-type="float">
            <text:p>-0.2393063</text:p>
          </table:table-cell>
        </table:table-row>
        <calcext:conditional-formats>
          <calcext:conditional-format calcext:target-range-address="independence_delta_data.A1:independence_delta_data.AC29">
            <calcext:color-scale>
              <calcext:color-scale-entry calcext:value="-0.03" calcext:type="number" calcext:color="#ff0000"/>
              <calcext:color-scale-entry calcext:value="0" calcext:type="number" calcext:color="#ffffff"/>
              <calcext:color-scale-entry calcext:value="0.03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3T15:43:00.996841424</dc:date>
    <dc:creator>Edward Shen</dc:creator>
    <meta:editing-duration>PT8M24S</meta:editing-duration>
    <meta:editing-cycles>1</meta:editing-cycles>
    <meta:document-statistic meta:table-count="1" meta:cell-count="840" meta:object-count="0"/>
    <meta:generator>LibreOffice/6.4.1.2$Linux_X86_64 LibreOffice_project/40$Build-2</meta:generator>
  </office:meta>
</office:document-meta>
</file>